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" fo:font-size="20pt" fo:font-weight="bold" officeooo:rsid="00048fdf" officeooo:paragraph-rsid="00048fdf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" fo:font-size="20pt" fo:font-weight="bold" officeooo:rsid="00048fdf" officeooo:paragraph-rsid="00048fdf" style:font-size-asian="20pt" style:font-weight-asian="bold" style:font-size-complex="20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" fo:font-size="12pt" fo:font-weight="bold" officeooo:rsid="00048fdf" officeooo:paragraph-rsid="00048fdf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" fo:font-size="12pt" fo:font-weight="normal" officeooo:rsid="00048fdf" officeooo:paragraph-rsid="00048fd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4pt" style:font-size-asian="14pt"/>
    </style:style>
    <style:style style:name="T1" style:family="text">
      <style:text-properties fo:color="#b58900" loext:opacity="100%" style:font-name="Consolas" fo:font-size="14pt" style:font-size-asian="14pt"/>
    </style:style>
    <style:style style:name="T2" style:family="text">
      <style:text-properties fo:color="#268bd2" loext:opacity="100%" style:font-name="Consolas" fo:font-size="14pt" style:font-size-asian="14pt"/>
    </style:style>
    <style:style style:name="T3" style:family="text">
      <style:text-properties fo:color="#268bd2" loext:opacity="100%" style:font-name="Consolas" fo:font-size="14pt" fo:font-weight="normal" style:font-size-asian="14pt" style:font-weight-asian="normal" style:font-weight-complex="normal"/>
    </style:style>
    <style:style style:name="T4" style:family="text">
      <style:text-properties fo:color="#93a1a1" loext:opacity="100%" style:font-name="Consolas" fo:font-size="14pt" style:font-size-asian="14pt"/>
    </style:style>
    <style:style style:name="T5" style:family="text">
      <style:text-properties fo:color="#000000" loext:opacity="100%" style:font-name="Consolas" fo:font-size="14pt" style:font-size-asian="14pt"/>
    </style:style>
    <style:style style:name="T6" style:family="text">
      <style:text-properties fo:color="#2aa198" loext:opacity="100%" style:font-name="Consolas" fo:font-size="14pt" style:font-size-asian="14pt"/>
    </style:style>
    <style:style style:name="T7" style:family="text">
      <style:text-properties style:font-name="Consolas" fo:font-size="14pt" style:font-size-asian="14pt"/>
    </style:style>
    <style:style style:name="T8" style:family="text">
      <style:text-properties style:font-name="Consolas" fo:font-size="14pt" style:font-size-asian="14pt"/>
    </style:style>
    <style:style style:name="T9" style:family="text">
      <style:text-properties style:font-name="Consolas"/>
    </style:style>
    <style:style style:name="T10" style:family="text">
      <style:text-properties fo:font-size="14pt" style:font-size-asian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4 xml:</text:p>
      <text:p text:style-name="P1"><text:span text:style-name="T1"/></text:p>
      <text:p text:style-name="P1"><text:span text:style-name="T1">&lt;?</text:span><text:span text:style-name="T2">xml</text:span><text:span text:style-name="T4"> version</text:span><text:span text:style-name="T1">=</text:span><text:span text:style-name="T4">"</text:span><text:span text:style-name="T1">1.0</text:span><text:span text:style-name="T4">" encoding</text:span><text:span text:style-name="T1">=</text:span><text:span text:style-name="T4">"</text:span><text:span text:style-name="T1">UTF-8</text:span><text:span text:style-name="T4">"</text:span><text:span text:style-name="T1">?&gt;</text:span></text:p>
      <text:p text:style-name="P1"><text:span text:style-name="T5">&lt;</text:span><text:span text:style-name="T2">personas</text:span><text:span text:style-name="T5"> </text:span><text:span text:style-name="T4">xmlns:xsd</text:span><text:span text:style-name="T5">=</text:span><text:span text:style-name="T4">"</text:span><text:span text:style-name="T6">http://www.w3.org/2001/XMLSchema-instance</text:span><text:span text:style-name="T4">"</text:span></text:p>
      <text:p text:style-name="P1"><text:span text:style-name="T5"><text:s/></text:span><text:span text:style-name="T4">xsd:noNamespaceSchemaLocation</text:span><text:span text:style-name="T5">=</text:span><text:span text:style-name="T4">"</text:span><text:span text:style-name="T6">4.xsd</text:span><text:span text:style-name="T4">"</text:span><text:span text:style-name="T5">&gt;</text:span></text:p>
      <text:p text:style-name="P1"><text:span text:style-name="T5">&lt;</text:span><text:span text:style-name="T2">persona</text:span><text:span text:style-name="T5">&gt;</text:span></text:p>
      <text:p text:style-name="P1"><text:span text:style-name="T5"><text:tab/>&lt;</text:span><text:span text:style-name="T2">nombre</text:span><text:span text:style-name="T5">&gt;Juan Pardo&lt;/</text:span><text:span text:style-name="T2">nombre</text:span><text:span text:style-name="T5">&gt;</text:span></text:p>
      <text:p text:style-name="P1"><text:span text:style-name="T5"><text:tab/><text:tab/>&lt;</text:span><text:span text:style-name="T2">fecha_nac</text:span><text:span text:style-name="T5"> </text:span><text:span text:style-name="T4">dia</text:span><text:span text:style-name="T5">=</text:span><text:span text:style-name="T4">"</text:span><text:span text:style-name="T6">10</text:span><text:span text:style-name="T4">"</text:span><text:span text:style-name="T5"> </text:span><text:span text:style-name="T4">mes</text:span><text:span text:style-name="T5">=</text:span><text:span text:style-name="T4">"</text:span><text:span text:style-name="T6">Abril</text:span><text:span text:style-name="T4">"</text:span><text:span text:style-name="T5"> </text:span><text:span text:style-name="T4">anho</text:span><text:span text:style-name="T5">=</text:span><text:span text:style-name="T4">"</text:span><text:span text:style-name="T6">1982</text:span><text:span text:style-name="T4">"</text:span><text:span text:style-name="T5">/&gt;</text:span></text:p>
      <text:p text:style-name="P1"><text:span text:style-name="T5"><text:tab/>&lt;</text:span><text:span text:style-name="T2">direccion</text:span><text:span text:style-name="T5">&gt;</text:span></text:p>
      <text:p text:style-name="P1"><text:span text:style-name="T5"><text:tab/><text:tab/>&lt;</text:span><text:span text:style-name="T2">calle</text:span><text:span text:style-name="T5">&gt;caoba, 1&lt;/</text:span><text:span text:style-name="T2">calle</text:span><text:span text:style-name="T5">&gt;</text:span></text:p>
      <text:p text:style-name="P1"><text:span text:style-name="T5"><text:tab/><text:tab/>&lt;</text:span><text:span text:style-name="T2">poblacion</text:span><text:span text:style-name="T5">&gt;Madrid&lt;/</text:span><text:span text:style-name="T2">poblacion</text:span><text:span text:style-name="T5">&gt;</text:span></text:p>
      <text:p text:style-name="P1"><text:span text:style-name="T5"><text:tab/><text:tab/>&lt;</text:span><text:span text:style-name="T2">provincia</text:span><text:span text:style-name="T5">&gt;Madrid&lt;/</text:span><text:span text:style-name="T2">provincia</text:span><text:span text:style-name="T5">&gt;</text:span></text:p>
      <text:p text:style-name="P1"><text:span text:style-name="T5"><text:tab/><text:tab/>&lt;</text:span><text:span text:style-name="T2">cpostal</text:span><text:span text:style-name="T5">&gt;28005&lt;/</text:span><text:span text:style-name="T2">cpostal</text:span><text:span text:style-name="T5">&gt;</text:span></text:p>
      <text:p text:style-name="P1"><text:span text:style-name="T5"><text:tab/>&lt;/</text:span><text:span text:style-name="T2">direccion</text:span><text:span text:style-name="T5">&gt;</text:span></text:p>
      <text:p text:style-name="P1"><text:span text:style-name="T5"><text:tab/>&lt;</text:span><text:span text:style-name="T2">varon</text:span><text:span text:style-name="T5">/&gt;</text:span></text:p>
      <text:p text:style-name="P1"><text:span text:style-name="T5">&lt;/</text:span><text:span text:style-name="T2">persona</text:span><text:span text:style-name="T5">&gt;</text:span></text:p>
      <text:p text:style-name="P1"><text:span text:style-name="T5">&lt;</text:span><text:span text:style-name="T2">persona</text:span><text:span text:style-name="T5">&gt;</text:span></text:p>
      <text:p text:style-name="P1"><text:span text:style-name="T5"><text:tab/>&lt;</text:span><text:span text:style-name="T2">nombre</text:span><text:span text:style-name="T5">&gt;María López&lt;/</text:span><text:span text:style-name="T2">nombre</text:span><text:span text:style-name="T5">&gt;</text:span></text:p>
      <text:p text:style-name="P1"><text:span text:style-name="T5"><text:tab/>&lt;</text:span><text:span text:style-name="T2">direccion</text:span><text:span text:style-name="T5">&gt;</text:span></text:p>
      <text:p text:style-name="P1"><text:span text:style-name="T5"><text:tab/><text:tab/>&lt;</text:span><text:span text:style-name="T2">calle</text:span><text:span text:style-name="T5">&gt;Roncato, 1&lt;/</text:span><text:span text:style-name="T2">calle</text:span><text:span text:style-name="T5">&gt;</text:span></text:p>
      <text:p text:style-name="P1"><text:span text:style-name="T5"><text:tab/><text:tab/>&lt;</text:span><text:span text:style-name="T2">poblacion</text:span><text:span text:style-name="T5">&gt;Illescas&lt;/</text:span><text:span text:style-name="T2">poblacion</text:span><text:span text:style-name="T5">&gt;</text:span></text:p>
      <text:p text:style-name="P1"><text:span text:style-name="T5"><text:tab/><text:tab/>&lt;</text:span><text:span text:style-name="T2">provincia</text:span><text:span text:style-name="T5">&gt;Toledo&lt;/</text:span><text:span text:style-name="T2">provincia</text:span><text:span text:style-name="T5">&gt;</text:span></text:p>
      <text:p text:style-name="P1"><text:span text:style-name="T5"><text:tab/><text:tab/>&lt;</text:span><text:span text:style-name="T2">cpostal</text:span><text:span text:style-name="T5">&gt;45200&lt;/</text:span><text:span text:style-name="T2">cpostal</text:span><text:span text:style-name="T5">&gt;</text:span></text:p>
      <text:p text:style-name="P1"><text:span text:style-name="T5"><text:tab/>&lt;/</text:span><text:span text:style-name="T2">direccion</text:span><text:span text:style-name="T5">&gt;</text:span></text:p>
      <text:p text:style-name="P1"><text:span text:style-name="T5"><text:tab/>&lt;</text:span><text:span text:style-name="T2">direccion</text:span><text:span text:style-name="T5">&gt;</text:span></text:p>
      <text:p text:style-name="P1"><text:span text:style-name="T5"><text:s text:c="7"/>&lt;</text:span><text:span text:style-name="T2">calle</text:span><text:span text:style-name="T5">&gt;Paseo de la Esperanza,15 - 1º A&lt;/</text:span><text:span text:style-name="T2">calle</text:span><text:span text:style-name="T5">&gt;</text:span></text:p>
      <text:p text:style-name="P1"><text:span text:style-name="T5"><text:s text:c="7"/>&lt;</text:span><text:span text:style-name="T2">poblacion</text:span><text:span text:style-name="T5">&gt;Madrid&lt;/</text:span><text:span text:style-name="T2">poblacion</text:span><text:span text:style-name="T5">&gt;</text:span></text:p>
      <text:p text:style-name="P1"><text:span text:style-name="T5"><text:s text:c="7"/>&lt;</text:span><text:span text:style-name="T2">provincia</text:span><text:span text:style-name="T5">&gt;Madrid&lt;/</text:span><text:span text:style-name="T2">provincia</text:span><text:span text:style-name="T5">&gt;</text:span></text:p>
      <text:p text:style-name="P1"><text:span text:style-name="T5"><text:s text:c="7"/>&lt;</text:span><text:span text:style-name="T2">cpostal</text:span><text:span text:style-name="T5">&gt;28005&lt;/</text:span><text:span text:style-name="T2">cpostal</text:span><text:span text:style-name="T5">&gt;</text:span></text:p>
      <text:p text:style-name="P1"><text:span text:style-name="T5"><text:s text:c="4"/>&lt;/</text:span><text:span text:style-name="T2">direccion</text:span><text:span text:style-name="T5">&gt;</text:span></text:p>
      <text:p text:style-name="P1"><text:span text:style-name="T5"><text:tab/>&lt;</text:span><text:span text:style-name="T2">hembra</text:span><text:span text:style-name="T5">/&gt;</text:span></text:p>
      <text:p text:style-name="P1"><text:span text:style-name="T5">&lt;/</text:span><text:span text:style-name="T2">persona</text:span><text:span text:style-name="T5">&gt;</text:span></text:p>
      <text:p text:style-name="Standard"><text:span text:style-name="T5">&lt;/</text:span><text:span text:style-name="T2">personas</text:span><text:span text:style-name="T5">&gt;</text:span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P3"/>
      <text:p text:style-name="P3"><text:soft-page-break/>Ejercicio 4 xsd:</text:p>
      <text:p text:style-name="Standard"><text:span text:style-name="T5"/></text:p>
      <text:p text:style-name="P1"><text:span text:style-name="T1">&lt;?</text:span><text:span text:style-name="T2">xml</text:span><text:span text:style-name="T4"> version</text:span><text:span text:style-name="T1">=</text:span><text:span text:style-name="T4">"</text:span><text:span text:style-name="T1">1.0</text:span><text:span text:style-name="T4">" encoding</text:span><text:span text:style-name="T1">=</text:span><text:span text:style-name="T4">"</text:span><text:span text:style-name="T1">UTF-8</text:span><text:span text:style-name="T4">"</text:span><text:span text:style-name="T1">?&gt;</text:span></text:p>
      <text:p text:style-name="P1"><text:span text:style-name="T5">&lt;</text:span><text:span text:style-name="T2">xsd:schema</text:span><text:span text:style-name="T5"> </text:span><text:span text:style-name="T4">xmlns:xsd</text:span><text:span text:style-name="T5"> = </text:span><text:span text:style-name="T4">"</text:span><text:span text:style-name="T6">http://www.w3.org/2001/XMLSchema</text:span><text:span text:style-name="T4">"</text:span><text:span text:style-name="T5">&gt;</text:span></text:p>
      <text:p text:style-name="P6"/>
      <text:p text:style-name="P1"><text:span text:style-name="T4">&lt;!--personas--&gt;</text:span></text:p>
      <text:p text:style-name="P1"><text:span text:style-name="T5"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personas</text:span><text:span text:style-name="T4">"</text:span><text:span text:style-name="T5">&gt;</text:span></text:p>
      <text:p text:style-name="P1"><text:span text:style-name="T5"><text:tab/>&lt;</text:span><text:span text:style-name="T2">xsd:complexType</text:span><text:span text:style-name="T5">&gt;</text:span></text:p>
      <text:p text:style-name="P1"><text:span text:style-name="T5"><text:tab/><text:tab/>&lt;</text:span><text:span text:style-name="T2">xsd:sequence</text:span><text:span text:style-name="T5">&gt;</text:span></text:p>
      <text:p text:style-name="P1"><text:span text:style-name="T5"><text:tab/><text:tab/><text:tab/>&lt;</text:span><text:span text:style-name="T2">xsd:element</text:span><text:span text:style-name="T5"> </text:span><text:span text:style-name="T4">ref</text:span><text:span text:style-name="T5">=</text:span><text:span text:style-name="T4">"</text:span><text:span text:style-name="T6">persona</text:span><text:span text:style-name="T4">"</text:span><text:span text:style-name="T5"> </text:span><text:span text:style-name="T4">maxOccurs</text:span><text:span text:style-name="T5">=</text:span><text:span text:style-name="T4">"</text:span><text:span text:style-name="T6">unbounded</text:span><text:span text:style-name="T4">"</text:span><text:span text:style-name="T5">/&gt;</text:span></text:p>
      <text:p text:style-name="P1"><text:span text:style-name="T5"><text:tab/><text:tab/>&lt;/</text:span><text:span text:style-name="T2">xsd:sequence</text:span><text:span text:style-name="T5">&gt;</text:span></text:p>
      <text:p text:style-name="P1"><text:span text:style-name="T5"><text:tab/>&lt;/</text:span><text:span text:style-name="T2">xsd:complexType</text:span><text:span text:style-name="T5">&gt;</text:span></text:p>
      <text:p text:style-name="P1"><text:span text:style-name="T5">&lt;/</text:span><text:span text:style-name="T2">xsd:element</text:span><text:span text:style-name="T5">&gt;</text:span></text:p>
      <text:p text:style-name="P6"/>
      <text:p text:style-name="P1"><text:span text:style-name="T4">&lt;!--persona--&gt;</text:span></text:p>
      <text:p text:style-name="P1"><text:span text:style-name="T5"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persona</text:span><text:span text:style-name="T4">"</text:span><text:span text:style-name="T5">&gt;</text:span></text:p>
      <text:p text:style-name="P1"><text:span text:style-name="T5"><text:tab/>&lt;</text:span><text:span text:style-name="T2">xsd:complexType</text:span><text:span text:style-name="T5">&gt;</text:span></text:p>
      <text:p text:style-name="P1"><text:span text:style-name="T5"><text:tab/><text:tab/>&lt;</text:span><text:span text:style-name="T2">xsd:sequence</text:span><text:span text:style-name="T5">&gt;</text:span></text:p>
      <text:p text:style-name="P1"><text:span text:style-name="T5"><text:tab/><text:tab/><text:tab/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nombre</text:span><text:span text:style-name="T4">"</text:span><text:span text:style-name="T5"> </text:span><text:span text:style-name="T4">type</text:span><text:span text:style-name="T5">=</text:span><text:span text:style-name="T4">"</text:span><text:span text:style-name="T6">tipoMenosDe50</text:span><text:span text:style-name="T4">"</text:span><text:span text:style-name="T5">/&gt;</text:span></text:p>
      <text:p text:style-name="P1"><text:span text:style-name="T5"><text:tab/><text:tab/><text:tab/>&lt;</text:span><text:span text:style-name="T2">xsd:element</text:span><text:span text:style-name="T5"> </text:span><text:span text:style-name="T4">ref</text:span><text:span text:style-name="T5">=</text:span><text:span text:style-name="T4">"</text:span><text:span text:style-name="T6">fecha_nac</text:span><text:span text:style-name="T4">"</text:span><text:span text:style-name="T5"> </text:span><text:span text:style-name="T4">minOccurs</text:span><text:span text:style-name="T5">=</text:span><text:span text:style-name="T4">"</text:span><text:span text:style-name="T6">0</text:span><text:span text:style-name="T4">"</text:span><text:span text:style-name="T5">/&gt;</text:span></text:p>
      <text:p text:style-name="P1"><text:span text:style-name="T5"><text:tab/><text:tab/><text:tab/>&lt;</text:span><text:span text:style-name="T2">xsd:element</text:span><text:span text:style-name="T5"> </text:span><text:span text:style-name="T4">ref</text:span><text:span text:style-name="T5">=</text:span><text:span text:style-name="T4">"</text:span><text:span text:style-name="T6">direccion</text:span><text:span text:style-name="T4">"</text:span><text:span text:style-name="T5"> </text:span><text:span text:style-name="T4">maxOccurs</text:span><text:span text:style-name="T5">=</text:span><text:span text:style-name="T4">"</text:span><text:span text:style-name="T6">unbounded</text:span><text:span text:style-name="T4">"</text:span><text:span text:style-name="T5">/&gt;</text:span></text:p>
      <text:p text:style-name="P1"><text:span text:style-name="T5"><text:tab/><text:tab/><text:tab/>&lt;</text:span><text:span text:style-name="T2">xsd:choice</text:span><text:span text:style-name="T5">&gt;</text:span></text:p>
      <text:p text:style-name="P1"><text:span text:style-name="T5"><text:tab/><text:tab/><text:tab/><text:tab/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varon</text:span><text:span text:style-name="T4">"</text:span><text:span text:style-name="T5">/&gt;</text:span></text:p>
      <text:p text:style-name="P1"><text:span text:style-name="T5"><text:tab/><text:tab/><text:tab/><text:tab/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hembra</text:span><text:span text:style-name="T4">"</text:span><text:span text:style-name="T5">/&gt;</text:span></text:p>
      <text:p text:style-name="P1"><text:span text:style-name="T5"><text:tab/><text:tab/><text:tab/>&lt;/</text:span><text:span text:style-name="T2">xsd:choice</text:span><text:span text:style-name="T5">&gt;</text:span></text:p>
      <text:p text:style-name="P1"><text:span text:style-name="T5"><text:tab/><text:tab/>&lt;/</text:span><text:span text:style-name="T2">xsd:sequence</text:span><text:span text:style-name="T5">&gt;</text:span></text:p>
      <text:p text:style-name="P1"><text:span text:style-name="T5"><text:tab/>&lt;/</text:span><text:span text:style-name="T2">xsd:complexType</text:span><text:span text:style-name="T5">&gt;</text:span></text:p>
      <text:p text:style-name="P1"><text:span text:style-name="T5">&lt;/</text:span><text:span text:style-name="T2">xsd:element</text:span><text:span text:style-name="T5">&gt;</text:span></text:p>
      <text:p text:style-name="P6"/>
      <text:p text:style-name="P1"><text:span text:style-name="T4">&lt;!--fecha_nac--&gt;</text:span></text:p>
      <text:p text:style-name="P1"><text:span text:style-name="T5"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fecha_nac</text:span><text:span text:style-name="T4">"</text:span><text:span text:style-name="T5">&gt;</text:span></text:p>
      <text:p text:style-name="P1"><text:span text:style-name="T5"><text:tab/>&lt;</text:span><text:span text:style-name="T2">xsd:complexType</text:span><text:span text:style-name="T5">&gt;</text:span></text:p>
      <text:p text:style-name="P1"><text:span text:style-name="T5"><text:tab/><text:tab/>&lt;</text:span><text:span text:style-name="T2">xsd:simpleContent</text:span><text:span text:style-name="T5">&gt;</text:span></text:p>
      <text:p text:style-name="P1"><text:span text:style-name="T5"><text:tab/><text:tab/><text:tab/>&lt;</text:span><text:span text:style-name="T2">xsd:extension</text:span><text:span text:style-name="T5"> </text:span><text:span text:style-name="T4">base</text:span><text:span text:style-name="T5">=</text:span><text:span text:style-name="T4">"</text:span><text:span text:style-name="T6">xsd:string</text:span><text:span text:style-name="T4">"</text:span><text:span text:style-name="T5">&gt;</text:span></text:p>
      <text:p text:style-name="P1"><text:span text:style-name="T5"><text:tab/><text:tab/><text:tab/><text:tab/>&lt;</text:span><text:span text:style-name="T2">xsd:attribute</text:span><text:span text:style-name="T5"> </text:span><text:span text:style-name="T4">name</text:span><text:span text:style-name="T5">=</text:span><text:span text:style-name="T4">"</text:span><text:span text:style-name="T6">dia</text:span><text:span text:style-name="T4">"</text:span><text:span text:style-name="T5"> </text:span><text:span text:style-name="T4">type</text:span><text:span text:style-name="T5">=</text:span><text:span text:style-name="T4">"</text:span><text:span text:style-name="T6">tipoDia</text:span><text:span text:style-name="T4">"</text:span><text:span text:style-name="T5">/&gt;</text:span></text:p>
      <text:p text:style-name="P1"><text:span text:style-name="T5"><text:tab/><text:tab/><text:tab/><text:tab/>&lt;</text:span><text:span text:style-name="T2">xsd:attribute</text:span><text:span text:style-name="T5"> </text:span><text:span text:style-name="T4">name</text:span><text:span text:style-name="T5">=</text:span><text:span text:style-name="T4">"</text:span><text:span text:style-name="T6">mes</text:span><text:span text:style-name="T4">"</text:span><text:span text:style-name="T5"> </text:span><text:span text:style-name="T4">type</text:span><text:span text:style-name="T5">=</text:span><text:span text:style-name="T4">"</text:span><text:span text:style-name="T6">tipoMes</text:span><text:span text:style-name="T4">"</text:span><text:span text:style-name="T5">/&gt;</text:span></text:p>
      <text:p text:style-name="P1"><text:span text:style-name="T5"><text:tab/><text:tab/><text:tab/><text:tab/>&lt;</text:span><text:span text:style-name="T2">xsd:attribute</text:span><text:span text:style-name="T5"> </text:span><text:span text:style-name="T4">name</text:span><text:span text:style-name="T5">=</text:span><text:span text:style-name="T4">"</text:span><text:span text:style-name="T6">anho</text:span><text:span text:style-name="T4">"</text:span><text:span text:style-name="T5"> </text:span><text:span text:style-name="T4">type</text:span><text:span text:style-name="T5">=</text:span><text:span text:style-name="T4">"</text:span><text:span text:style-name="T6">tipoAnho</text:span><text:span text:style-name="T4">"</text:span><text:span text:style-name="T5">/&gt; </text:span></text:p>
      <text:p text:style-name="P1"><text:span text:style-name="T5"><text:tab/><text:tab/><text:tab/>&lt;/</text:span><text:span text:style-name="T2">xsd:extension</text:span><text:span text:style-name="T5">&gt;</text:span></text:p>
      <text:p text:style-name="P1"><text:span text:style-name="T5"><text:tab/><text:tab/>&lt;/</text:span><text:span text:style-name="T2">xsd:simpleContent</text:span><text:span text:style-name="T5">&gt;</text:span></text:p>
      <text:p text:style-name="P1"><text:span text:style-name="T5"><text:tab/>&lt;/</text:span><text:span text:style-name="T2">xsd:complexType</text:span><text:span text:style-name="T5">&gt;</text:span></text:p>
      <text:p text:style-name="P1"><text:soft-page-break/><text:span text:style-name="T5">&lt;/</text:span><text:span text:style-name="T2">xsd:element</text:span><text:span text:style-name="T5">&gt; </text:span></text:p>
      <text:p text:style-name="P1"><text:span text:style-name="T4">&lt;!--direccion--&gt;</text:span></text:p>
      <text:p text:style-name="P1"><text:span text:style-name="T5"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direccion</text:span><text:span text:style-name="T4">"</text:span><text:span text:style-name="T5">&gt;</text:span></text:p>
      <text:p text:style-name="P1"><text:span text:style-name="T5"><text:tab/>&lt;</text:span><text:span text:style-name="T2">xsd:complexType</text:span><text:span text:style-name="T5">&gt;</text:span></text:p>
      <text:p text:style-name="P1"><text:span text:style-name="T5"><text:tab/><text:tab/>&lt;</text:span><text:span text:style-name="T2">xsd:sequence</text:span><text:span text:style-name="T5">&gt;</text:span></text:p>
      <text:p text:style-name="P1"><text:span text:style-name="T5"><text:tab/><text:tab/><text:tab/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calle</text:span><text:span text:style-name="T4">"</text:span><text:span text:style-name="T5"> </text:span><text:span text:style-name="T4">type</text:span><text:span text:style-name="T5">=</text:span><text:span text:style-name="T4">"</text:span><text:span text:style-name="T6">tipoMenosDe50</text:span><text:span text:style-name="T4">"</text:span><text:span text:style-name="T5">/&gt;</text:span></text:p>
      <text:p text:style-name="P1"><text:span text:style-name="T5"><text:tab/><text:tab/><text:tab/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poblacion</text:span><text:span text:style-name="T4">"</text:span><text:span text:style-name="T5"> </text:span><text:span text:style-name="T4">type</text:span><text:span text:style-name="T5">=</text:span><text:span text:style-name="T4">"</text:span><text:span text:style-name="T6">tipoMenosDe50</text:span><text:span text:style-name="T4">"</text:span><text:span text:style-name="T5">/&gt;</text:span></text:p>
      <text:p text:style-name="P1"><text:span text:style-name="T5"><text:tab/><text:tab/><text:tab/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provincia</text:span><text:span text:style-name="T4">"</text:span><text:span text:style-name="T5"> </text:span><text:span text:style-name="T4">type</text:span><text:span text:style-name="T5">=</text:span><text:span text:style-name="T4">"</text:span><text:span text:style-name="T6">tipoMenosDe50</text:span><text:span text:style-name="T4">"</text:span><text:span text:style-name="T5">/&gt;</text:span></text:p>
      <text:p text:style-name="P1"><text:span text:style-name="T5"><text:tab/><text:tab/><text:tab/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cpostal</text:span><text:span text:style-name="T4">"</text:span><text:span text:style-name="T5"> </text:span><text:span text:style-name="T4">type</text:span><text:span text:style-name="T5">=</text:span><text:span text:style-name="T4">"</text:span><text:span text:style-name="T6">tipoCPostal</text:span><text:span text:style-name="T4">"</text:span><text:span text:style-name="T5">/&gt;</text:span></text:p>
      <text:p text:style-name="P1"><text:span text:style-name="T5"><text:tab/><text:tab/>&lt;/</text:span><text:span text:style-name="T2">xsd:sequence</text:span><text:span text:style-name="T5">&gt;</text:span></text:p>
      <text:p text:style-name="P1"><text:span text:style-name="T5"><text:tab/>&lt;/</text:span><text:span text:style-name="T2">xsd:complexType</text:span><text:span text:style-name="T5">&gt;</text:span></text:p>
      <text:p text:style-name="P1"><text:span text:style-name="T5">&lt;/</text:span><text:span text:style-name="T2">xsd:element</text:span><text:span text:style-name="T5">&gt;</text:span></text:p>
      <text:p text:style-name="P6"/>
      <text:p text:style-name="P6"/>
      <text:p text:style-name="P1"><text:span text:style-name="T4">&lt;!--===============================================================--&gt;</text:span></text:p>
      <text:p text:style-name="P1"><text:span text:style-name="T4">&lt;!--tipos--&gt;</text:span></text:p>
      <text:p text:style-name="P1"><text:span text:style-name="T5"><text:s/>&lt;</text:span><text:span text:style-name="T2">xsd:simpleType</text:span><text:span text:style-name="T5"> </text:span><text:span text:style-name="T4">name</text:span><text:span text:style-name="T5">=</text:span><text:span text:style-name="T4">"</text:span><text:span text:style-name="T6">tipoMenosDe50</text:span><text:span text:style-name="T4">"</text:span><text:span text:style-name="T5">&gt;</text:span></text:p>
      <text:p text:style-name="P1"><text:span text:style-name="T5"><text:tab/> &lt;</text:span><text:span text:style-name="T2">xsd:restriction</text:span><text:span text:style-name="T5"> </text:span><text:span text:style-name="T4">base</text:span><text:span text:style-name="T5">=</text:span><text:span text:style-name="T4">"</text:span><text:span text:style-name="T6">xsd:string</text:span><text:span text:style-name="T4">"</text:span><text:span text:style-name="T5">&gt;</text:span></text:p>
      <text:p text:style-name="P1"><text:span text:style-name="T5"><text:s/><text:tab/><text:tab/>&lt;</text:span><text:span text:style-name="T2">xsd:maxLength</text:span><text:span text:style-name="T5"> </text:span><text:span text:style-name="T4">value</text:span><text:span text:style-name="T5">=</text:span><text:span text:style-name="T4">"</text:span><text:span text:style-name="T6">50</text:span><text:span text:style-name="T4">"</text:span><text:span text:style-name="T5">/&gt;</text:span></text:p>
      <text:p text:style-name="P1"><text:span text:style-name="T5"><text:s/><text:tab/>&lt;/</text:span><text:span text:style-name="T2">xsd:restriction</text:span><text:span text:style-name="T5">&gt;</text:span></text:p>
      <text:p text:style-name="P1"><text:span text:style-name="T5"><text:s/>&lt;/</text:span><text:span text:style-name="T2">xsd:simpleType</text:span><text:span text:style-name="T5">&gt;</text:span></text:p>
      <text:p text:style-name="P6"/>
      <text:p text:style-name="P1"><text:span text:style-name="T4">&lt;!--para fecha--&gt;</text:span></text:p>
      <text:p text:style-name="P1"><text:span text:style-name="T5">&lt;</text:span><text:span text:style-name="T2">xsd:simpleType</text:span><text:span text:style-name="T5"> </text:span><text:span text:style-name="T4">name</text:span><text:span text:style-name="T5">=</text:span><text:span text:style-name="T4">"</text:span><text:span text:style-name="T6">tipoDia</text:span><text:span text:style-name="T4">"</text:span><text:span text:style-name="T5">&gt;</text:span></text:p>
      <text:p text:style-name="P1"><text:span text:style-name="T5"><text:tab/>&lt;</text:span><text:span text:style-name="T2">xsd:restriction</text:span><text:span text:style-name="T5"> </text:span><text:span text:style-name="T4">base</text:span><text:span text:style-name="T5">=</text:span><text:span text:style-name="T4">"</text:span><text:span text:style-name="T6">xsd:positiveInteger</text:span><text:span text:style-name="T4">"</text:span><text:span text:style-name="T5">&gt;</text:span></text:p>
      <text:p text:style-name="P1"><text:span text:style-name="T5"><text:tab/>&lt;</text:span><text:span text:style-name="T2">xsd:minInclusive</text:span><text:span text:style-name="T5"> </text:span><text:span text:style-name="T4">value</text:span><text:span text:style-name="T5">=</text:span><text:span text:style-name="T4">"</text:span><text:span text:style-name="T6">1</text:span><text:span text:style-name="T4">"</text:span><text:span text:style-name="T5">/&gt;</text:span></text:p>
      <text:p text:style-name="P1"><text:span text:style-name="T5"><text:tab/>&lt;</text:span><text:span text:style-name="T2">xsd:maxInclusive</text:span><text:span text:style-name="T5"> </text:span><text:span text:style-name="T4">value</text:span><text:span text:style-name="T5">=</text:span><text:span text:style-name="T4">"</text:span><text:span text:style-name="T6">31</text:span><text:span text:style-name="T4">"</text:span><text:span text:style-name="T5">/&gt;</text:span></text:p>
      <text:p text:style-name="P1"><text:span text:style-name="T5"><text:tab/>&lt;/</text:span><text:span text:style-name="T2">xsd:restriction</text:span><text:span text:style-name="T5">&gt;</text:span></text:p>
      <text:p text:style-name="P1"><text:span text:style-name="T5">&lt;/</text:span><text:span text:style-name="T2">xsd:simpleType</text:span><text:span text:style-name="T5">&gt;</text:span></text:p>
      <text:p text:style-name="P6"/>
      <text:p text:style-name="P1"><text:span text:style-name="T5">&lt;</text:span><text:span text:style-name="T2">xsd:simpleType</text:span><text:span text:style-name="T5"> </text:span><text:span text:style-name="T4">name</text:span><text:span text:style-name="T5">=</text:span><text:span text:style-name="T4">"</text:span><text:span text:style-name="T6">tipoMes</text:span><text:span text:style-name="T4">"</text:span><text:span text:style-name="T5">&gt;</text:span></text:p>
      <text:p text:style-name="P1"><text:span text:style-name="T5"><text:tab/>&lt;</text:span><text:span text:style-name="T2">xsd:restriction</text:span><text:span text:style-name="T5"> </text:span><text:span text:style-name="T4">base</text:span><text:span text:style-name="T5">=</text:span><text:span text:style-name="T4">"</text:span><text:span text:style-name="T6">xsd:string</text:span><text:span text:style-name="T4">"</text:span><text:span text:style-name="T5">&gt;</text:span></text:p>
      <text:p text:style-name="P1"><text:span text:style-name="T5"><text:tab/><text:tab/>&lt;</text:span><text:span text:style-name="T2">xsd:enumeration</text:span><text:span text:style-name="T5"> </text:span><text:span text:style-name="T4">value</text:span><text:span text:style-name="T5">=</text:span><text:span text:style-name="T4">"</text:span><text:span text:style-name="T6">Enero</text:span><text:span text:style-name="T4">"</text:span><text:span text:style-name="T5">/&gt;</text:span></text:p>
      <text:p text:style-name="P1"><text:span text:style-name="T5"><text:tab/><text:tab/>&lt;</text:span><text:span text:style-name="T2">xsd:enumeration</text:span><text:span text:style-name="T5"> </text:span><text:span text:style-name="T4">value</text:span><text:span text:style-name="T5">=</text:span><text:span text:style-name="T4">"</text:span><text:span text:style-name="T6">Febrero</text:span><text:span text:style-name="T4">"</text:span><text:span text:style-name="T5">/&gt;</text:span></text:p>
      <text:p text:style-name="P1"><text:span text:style-name="T5"><text:tab/><text:tab/>&lt;</text:span><text:span text:style-name="T2">xsd:enumeration</text:span><text:span text:style-name="T5"> </text:span><text:span text:style-name="T4">value</text:span><text:span text:style-name="T5">=</text:span><text:span text:style-name="T4">"</text:span><text:span text:style-name="T6">Marzo</text:span><text:span text:style-name="T4">"</text:span><text:span text:style-name="T5">/&gt;</text:span></text:p>
      <text:p text:style-name="P1"><text:span text:style-name="T5"><text:tab/><text:tab/>&lt;</text:span><text:span text:style-name="T2">xsd:enumeration</text:span><text:span text:style-name="T5"> </text:span><text:span text:style-name="T4">value</text:span><text:span text:style-name="T5">=</text:span><text:span text:style-name="T4">"</text:span><text:span text:style-name="T6">Abril</text:span><text:span text:style-name="T4">"</text:span><text:span text:style-name="T5">/&gt;</text:span></text:p>
      <text:p text:style-name="P1"><text:span text:style-name="T5"><text:tab/><text:tab/>&lt;</text:span><text:span text:style-name="T2">xsd:enumeration</text:span><text:span text:style-name="T5"> </text:span><text:span text:style-name="T4">value</text:span><text:span text:style-name="T5">=</text:span><text:span text:style-name="T4">"</text:span><text:span text:style-name="T6">Mayo</text:span><text:span text:style-name="T4">"</text:span><text:span text:style-name="T5">/&gt;</text:span></text:p>
      <text:p text:style-name="P1"><text:span text:style-name="T5"><text:tab/><text:tab/>&lt;</text:span><text:span text:style-name="T2">xsd:enumeration</text:span><text:span text:style-name="T5"> </text:span><text:span text:style-name="T4">value</text:span><text:span text:style-name="T5">=</text:span><text:span text:style-name="T4">"</text:span><text:span text:style-name="T6">Junio</text:span><text:span text:style-name="T4">"</text:span><text:span text:style-name="T5">/&gt;</text:span></text:p>
      <text:p text:style-name="P1"><text:span text:style-name="T5"><text:tab/><text:tab/>&lt;</text:span><text:span text:style-name="T2">xsd:enumeration</text:span><text:span text:style-name="T5"> </text:span><text:span text:style-name="T4">value</text:span><text:span text:style-name="T5">=</text:span><text:span text:style-name="T4">"</text:span><text:span text:style-name="T6">Julio</text:span><text:span text:style-name="T4">"</text:span><text:span text:style-name="T5">/&gt;</text:span></text:p>
      <text:p text:style-name="P1"><text:span text:style-name="T5"><text:tab/><text:tab/>&lt;</text:span><text:span text:style-name="T2">xsd:enumeration</text:span><text:span text:style-name="T5"> </text:span><text:span text:style-name="T4">value</text:span><text:span text:style-name="T5">=</text:span><text:span text:style-name="T4">"</text:span><text:span text:style-name="T6">Agosto</text:span><text:span text:style-name="T4">"</text:span><text:span text:style-name="T5">/&gt;</text:span></text:p>
      <text:p text:style-name="P1"><text:soft-page-break/><text:span text:style-name="T5"><text:tab/><text:tab/>&lt;</text:span><text:span text:style-name="T2">xsd:enumeration</text:span><text:span text:style-name="T5"> </text:span><text:span text:style-name="T4">value</text:span><text:span text:style-name="T5">=</text:span><text:span text:style-name="T4">"</text:span><text:span text:style-name="T6">Septiembre</text:span><text:span text:style-name="T4">"</text:span><text:span text:style-name="T5">/&gt;</text:span></text:p>
      <text:p text:style-name="P1"><text:span text:style-name="T5"><text:tab/><text:tab/>&lt;</text:span><text:span text:style-name="T2">xsd:enumeration</text:span><text:span text:style-name="T5"> </text:span><text:span text:style-name="T4">value</text:span><text:span text:style-name="T5">=</text:span><text:span text:style-name="T4">"</text:span><text:span text:style-name="T6">Octubre</text:span><text:span text:style-name="T4">"</text:span><text:span text:style-name="T5">/&gt;</text:span></text:p>
      <text:p text:style-name="P1"><text:span text:style-name="T5"><text:tab/><text:tab/>&lt;</text:span><text:span text:style-name="T2">xsd:enumeration</text:span><text:span text:style-name="T5"> </text:span><text:span text:style-name="T4">value</text:span><text:span text:style-name="T5">=</text:span><text:span text:style-name="T4">"</text:span><text:span text:style-name="T6">Noviembre</text:span><text:span text:style-name="T4">"</text:span><text:span text:style-name="T5">/&gt;</text:span></text:p>
      <text:p text:style-name="P1"><text:span text:style-name="T5"><text:tab/><text:tab/>&lt;</text:span><text:span text:style-name="T2">xsd:enumeration</text:span><text:span text:style-name="T5"> </text:span><text:span text:style-name="T4">value</text:span><text:span text:style-name="T5">=</text:span><text:span text:style-name="T4">"</text:span><text:span text:style-name="T6">Diciembre</text:span><text:span text:style-name="T4">"</text:span><text:span text:style-name="T5">/&gt;</text:span></text:p>
      <text:p text:style-name="P1"><text:span text:style-name="T5"><text:tab/>&lt;/</text:span><text:span text:style-name="T2">xsd:restriction</text:span><text:span text:style-name="T5">&gt;</text:span></text:p>
      <text:p text:style-name="P1"><text:span text:style-name="T5">&lt;/</text:span><text:span text:style-name="T2">xsd:simpleType</text:span><text:span text:style-name="T5">&gt; </text:span></text:p>
      <text:p text:style-name="P6"/>
      <text:p text:style-name="P1"><text:span text:style-name="T5"><text:s/>&lt;</text:span><text:span text:style-name="T2">xsd:simpleType</text:span><text:span text:style-name="T5"> </text:span><text:span text:style-name="T4">name</text:span><text:span text:style-name="T5">=</text:span><text:span text:style-name="T4">"</text:span><text:span text:style-name="T6">tipoAnho</text:span><text:span text:style-name="T4">"</text:span><text:span text:style-name="T5">&gt;</text:span></text:p>
      <text:p text:style-name="P1"><text:span text:style-name="T5"><text:s/><text:tab/>&lt;</text:span><text:span text:style-name="T2">xsd:restriction</text:span><text:span text:style-name="T5"> </text:span><text:span text:style-name="T4">base</text:span><text:span text:style-name="T5">=</text:span><text:span text:style-name="T4">"</text:span><text:span text:style-name="T6">xsd:positiveInteger</text:span><text:span text:style-name="T4">"</text:span><text:span text:style-name="T5">&gt;</text:span></text:p>
      <text:p text:style-name="P1"><text:span text:style-name="T5"><text:s/><text:tab/><text:tab/>&lt;</text:span><text:span text:style-name="T2">xsd:minInclusive</text:span><text:span text:style-name="T5"> </text:span><text:span text:style-name="T4">value</text:span><text:span text:style-name="T5">=</text:span><text:span text:style-name="T4">"</text:span><text:span text:style-name="T6">1900</text:span><text:span text:style-name="T4">"</text:span><text:span text:style-name="T5">/&gt;</text:span></text:p>
      <text:p text:style-name="P1"><text:span text:style-name="T5"><text:s/><text:tab/><text:tab/>&lt;</text:span><text:span text:style-name="T2">xsd:maxInclusive</text:span><text:span text:style-name="T5"> </text:span><text:span text:style-name="T4">value</text:span><text:span text:style-name="T5">=</text:span><text:span text:style-name="T4">"</text:span><text:span text:style-name="T6">2011</text:span><text:span text:style-name="T4">"</text:span><text:span text:style-name="T5">/&gt;</text:span></text:p>
      <text:p text:style-name="P1"><text:span text:style-name="T5"><text:s/><text:tab/>&lt;/</text:span><text:span text:style-name="T2">xsd:restriction</text:span><text:span text:style-name="T5">&gt;</text:span></text:p>
      <text:p text:style-name="P1"><text:span text:style-name="T5"><text:s/>&lt;/</text:span><text:span text:style-name="T2">xsd:simpleType</text:span><text:span text:style-name="T5">&gt; <text:s/></text:span></text:p>
      <text:p text:style-name="P6"/>
      <text:p text:style-name="P1"><text:span text:style-name="T4">&lt;!--para CP--&gt;</text:span></text:p>
      <text:p text:style-name="P1"><text:span text:style-name="T5">&lt;</text:span><text:span text:style-name="T2">xsd:simpleType</text:span><text:span text:style-name="T5"> </text:span><text:span text:style-name="T4">name</text:span><text:span text:style-name="T5">=</text:span><text:span text:style-name="T4">"</text:span><text:span text:style-name="T6">tipoCPostal</text:span><text:span text:style-name="T4">"</text:span><text:span text:style-name="T5">&gt;</text:span></text:p>
      <text:p text:style-name="P1"><text:span text:style-name="T5"><text:tab/>&lt;</text:span><text:span text:style-name="T2">xsd:restriction</text:span><text:span text:style-name="T5"> </text:span><text:span text:style-name="T4">base</text:span><text:span text:style-name="T5">=</text:span><text:span text:style-name="T4">"</text:span><text:span text:style-name="T6">xsd:positiveInteger</text:span><text:span text:style-name="T4">"</text:span><text:span text:style-name="T5">&gt;</text:span></text:p>
      <text:p text:style-name="P1"><text:span text:style-name="T5"><text:tab/><text:tab/>&lt;</text:span><text:span text:style-name="T2">xsd:totalDigits</text:span><text:span text:style-name="T5"> </text:span><text:span text:style-name="T4">value</text:span><text:span text:style-name="T5">=</text:span><text:span text:style-name="T4">"</text:span><text:span text:style-name="T6">5</text:span><text:span text:style-name="T4">"</text:span><text:span text:style-name="T5">/&gt;</text:span></text:p>
      <text:p text:style-name="P1"><text:span text:style-name="T5"><text:tab/>&lt;/</text:span><text:span text:style-name="T2">xsd:restriction</text:span><text:span text:style-name="T5">&gt;</text:span></text:p>
      <text:p text:style-name="P1"><text:span text:style-name="T5">&lt;/</text:span><text:span text:style-name="T2">xsd:simpleType</text:span><text:span text:style-name="T5">&gt;</text:span></text:p>
      <text:p text:style-name="P6"/>
      <text:p text:style-name="Standard"><text:span text:style-name="T5">&lt;/</text:span><text:span text:style-name="T2">xsd:schema</text:span><text:span text:style-name="T5">&gt;</text:span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P3"><text:soft-page-break/>Ejercicio 5 xml:</text:p>
      <text:p text:style-name="P3"/>
      <text:p text:style-name="P4"><text:span text:style-name="T1">&lt;?</text:span><text:span text:style-name="T3">xml</text:span><text:span text:style-name="T4"> version</text:span><text:span text:style-name="T1">=</text:span><text:span text:style-name="T4">"</text:span><text:span text:style-name="T1">1.0</text:span><text:span text:style-name="T4">" encoding</text:span><text:span text:style-name="T1">=</text:span><text:span text:style-name="T4">"</text:span><text:span text:style-name="T1">UTF-8</text:span><text:span text:style-name="T4">"</text:span><text:span text:style-name="T1">?&gt;</text:span></text:p>
      <text:p text:style-name="P1"><text:span text:style-name="T5">&lt;</text:span><text:span text:style-name="T2">facturas</text:span><text:span text:style-name="T5"> </text:span><text:span text:style-name="T4">xmlns:xsd</text:span><text:span text:style-name="T5">=</text:span><text:span text:style-name="T4">"</text:span><text:span text:style-name="T6">http://www.w3.org/2001/XMLSchema-instance</text:span><text:span text:style-name="T4">"</text:span></text:p>
      <text:p text:style-name="P1"><text:span text:style-name="T5"><text:s/></text:span><text:span text:style-name="T4">xsd:noNamespaceSchemaLocation</text:span><text:span text:style-name="T5">=</text:span><text:span text:style-name="T4">"</text:span><text:span text:style-name="T6">5.xsd</text:span><text:span text:style-name="T4">"</text:span><text:span text:style-name="T5">&gt;</text:span></text:p>
      <text:p text:style-name="P1"><text:span text:style-name="T5">&lt;</text:span><text:span text:style-name="T2">factura</text:span><text:span text:style-name="T5">&gt;</text:span></text:p>
      <text:p text:style-name="P1"><text:span text:style-name="T5"><text:tab/>&lt;</text:span><text:span text:style-name="T2">datos_cliente</text:span><text:span text:style-name="T5"> </text:span><text:span text:style-name="T4">id</text:span><text:span text:style-name="T5">=</text:span><text:span text:style-name="T4">"</text:span><text:span text:style-name="T6">c1</text:span><text:span text:style-name="T4">"</text:span><text:span text:style-name="T5">&gt;</text:span></text:p>
      <text:p text:style-name="P1"><text:span text:style-name="T5"><text:tab/><text:tab/>&lt;</text:span><text:span text:style-name="T2">nombre</text:span><text:span text:style-name="T5">&gt;Nombre1&lt;/</text:span><text:span text:style-name="T2">nombre</text:span><text:span text:style-name="T5">&gt;</text:span></text:p>
      <text:p text:style-name="P1"><text:span text:style-name="T5"><text:tab/><text:tab/>&lt;</text:span><text:span text:style-name="T2">ape1</text:span><text:span text:style-name="T5">&gt;Ape1&lt;/</text:span><text:span text:style-name="T2">ape1</text:span><text:span text:style-name="T5">&gt;</text:span></text:p>
      <text:p text:style-name="P1"><text:span text:style-name="T5"><text:tab/><text:tab/>&lt;</text:span><text:span text:style-name="T2">ape2</text:span><text:span text:style-name="T5">&gt;Ape2&lt;/</text:span><text:span text:style-name="T2">ape2</text:span><text:span text:style-name="T5">&gt;</text:span></text:p>
      <text:p text:style-name="P1"><text:span text:style-name="T5"><text:tab/><text:tab/>&lt;</text:span><text:span text:style-name="T2">dni</text:span><text:span text:style-name="T5">&gt;</text:span></text:p>
      <text:p text:style-name="P1"><text:span text:style-name="T5"><text:tab/><text:tab/><text:tab/>&lt;</text:span><text:span text:style-name="T2">nif</text:span><text:span text:style-name="T5">&gt;11111111&lt;/</text:span><text:span text:style-name="T2">nif</text:span><text:span text:style-name="T5">&gt;</text:span></text:p>
      <text:p text:style-name="P1"><text:span text:style-name="T5"><text:tab/><text:tab/><text:tab/>&lt;</text:span><text:span text:style-name="T2">letra</text:span><text:span text:style-name="T5">&gt;A&lt;/</text:span><text:span text:style-name="T2">letra</text:span><text:span text:style-name="T5">&gt;</text:span></text:p>
      <text:p text:style-name="P1"><text:span text:style-name="T5"><text:tab/><text:tab/>&lt;/</text:span><text:span text:style-name="T2">dni</text:span><text:span text:style-name="T5">&gt;</text:span></text:p>
      <text:p text:style-name="P1"><text:span text:style-name="T5"><text:tab/><text:tab/>&lt;</text:span><text:span text:style-name="T2">telefono</text:span><text:span text:style-name="T5">&gt;912912912&lt;/</text:span><text:span text:style-name="T2">telefono</text:span><text:span text:style-name="T5">&gt;</text:span></text:p>
      <text:p text:style-name="P1"><text:span text:style-name="T5"><text:tab/>&lt;/</text:span><text:span text:style-name="T2">datos_cliente</text:span><text:span text:style-name="T5">&gt;</text:span></text:p>
      <text:p text:style-name="P1"><text:span text:style-name="T5"><text:tab/><text:tab/></text:span></text:p>
      <text:p text:style-name="P1"><text:span text:style-name="T5"><text:tab/>&lt;</text:span><text:span text:style-name="T2">datos_tiket</text:span><text:span text:style-name="T5">&gt;</text:span></text:p>
      <text:p text:style-name="P1"><text:span text:style-name="T5"><text:tab/><text:tab/>&lt;</text:span><text:span text:style-name="T2">resguardo</text:span><text:span text:style-name="T5">&gt;</text:span></text:p>
      <text:p text:style-name="P1"><text:span text:style-name="T5"><text:tab/><text:tab/><text:tab/>&lt;</text:span><text:span text:style-name="T2">forma_pago</text:span><text:span text:style-name="T5">&gt;efectivo&lt;/</text:span><text:span text:style-name="T2">forma_pago</text:span><text:span text:style-name="T5">&gt;</text:span></text:p>
      <text:p text:style-name="P1"><text:span text:style-name="T5"><text:tab/><text:tab/><text:tab/>&lt;</text:span><text:span text:style-name="T2">importe_total</text:span><text:span text:style-name="T5">&gt;50&lt;/</text:span><text:span text:style-name="T2">importe_total</text:span><text:span text:style-name="T5">&gt;</text:span></text:p>
      <text:p text:style-name="P1"><text:span text:style-name="T5"><text:tab/><text:tab/>&lt;/</text:span><text:span text:style-name="T2">resguardo</text:span><text:span text:style-name="T5">&gt;</text:span></text:p>
      <text:p text:style-name="P1"><text:span text:style-name="T5"><text:tab/><text:tab/>&lt;</text:span><text:span text:style-name="T2">alquiler</text:span><text:span text:style-name="T5">&gt;</text:span></text:p>
      <text:p text:style-name="P1"><text:span text:style-name="T5"><text:tab/><text:tab/><text:tab/>&lt;</text:span><text:span text:style-name="T2">peli</text:span><text:span text:style-name="T5"> </text:span><text:span text:style-name="T4">id</text:span><text:span text:style-name="T5">=</text:span><text:span text:style-name="T4">"</text:span><text:span text:style-name="T6">a</text:span><text:span text:style-name="T4">"</text:span><text:span text:style-name="T5"> </text:span><text:span text:style-name="T4">valoracion</text:span><text:span text:style-name="T5">=</text:span><text:span text:style-name="T4">"</text:span><text:span text:style-name="T6">buena</text:span><text:span text:style-name="T4">"</text:span><text:span text:style-name="T5">&gt;</text:span></text:p>
      <text:p text:style-name="P1"><text:span text:style-name="T5"><text:tab/><text:tab/><text:tab/><text:tab/>&lt;</text:span><text:span text:style-name="T2">titulo</text:span><text:span text:style-name="T5">&gt;Spiderman&lt;/</text:span><text:span text:style-name="T2">titulo</text:span><text:span text:style-name="T5">&gt;</text:span></text:p>
      <text:p text:style-name="P1"><text:span text:style-name="T5"><text:tab/><text:tab/><text:tab/><text:tab/>&lt;</text:span><text:span text:style-name="T2">genero</text:span><text:span text:style-name="T5">&gt;ficcion&lt;/</text:span><text:span text:style-name="T2">genero</text:span><text:span text:style-name="T5">&gt;</text:span></text:p>
      <text:p text:style-name="P1"><text:span text:style-name="T5"><text:tab/><text:tab/><text:tab/><text:tab/>&lt;</text:span><text:span text:style-name="T2">duracion</text:span><text:span text:style-name="T5">&gt;02:35:21&lt;/</text:span><text:span text:style-name="T2">duracion</text:span><text:span text:style-name="T5">&gt;</text:span></text:p>
      <text:p text:style-name="P1"><text:span text:style-name="T5"><text:tab/><text:tab/><text:tab/><text:tab/>&lt;</text:span><text:span text:style-name="T2">actor</text:span><text:span text:style-name="T5">&gt;</text:span></text:p>
      <text:p text:style-name="P1"><text:span text:style-name="T5"><text:tab/><text:tab/><text:tab/><text:tab/><text:tab/>&lt;</text:span><text:span text:style-name="T2">nombre</text:span><text:span text:style-name="T5">&gt;Tom&lt;/</text:span><text:span text:style-name="T2">nombre</text:span><text:span text:style-name="T5">&gt;</text:span></text:p>
      <text:p text:style-name="P1"><text:span text:style-name="T5"><text:tab/><text:tab/><text:tab/><text:tab/><text:tab/>&lt;</text:span><text:span text:style-name="T2">ape1</text:span><text:span text:style-name="T5">&gt;Holland&lt;/</text:span><text:span text:style-name="T2">ape1</text:span><text:span text:style-name="T5">&gt;</text:span></text:p>
      <text:p text:style-name="P1"><text:span text:style-name="T5"><text:tab/><text:tab/><text:tab/><text:tab/><text:tab/>&lt;</text:span><text:span text:style-name="T2">ape2</text:span><text:span text:style-name="T5">&gt;Peter 1&lt;/</text:span><text:span text:style-name="T2">ape2</text:span><text:span text:style-name="T5">&gt;</text:span></text:p>
      <text:p text:style-name="P1"><text:span text:style-name="T5"><text:tab/><text:tab/><text:tab/><text:tab/>&lt;/</text:span><text:span text:style-name="T2">actor</text:span><text:span text:style-name="T5">&gt;</text:span></text:p>
      <text:p text:style-name="P1"><text:span text:style-name="T5"><text:tab/><text:tab/><text:tab/><text:tab/>&lt;</text:span><text:span text:style-name="T2">actor</text:span><text:span text:style-name="T5">&gt;</text:span></text:p>
      <text:p text:style-name="P1"><text:span text:style-name="T5"><text:tab/><text:tab/><text:tab/><text:tab/><text:tab/>&lt;</text:span><text:span text:style-name="T2">nombre</text:span><text:span text:style-name="T5">&gt;Tobey&lt;/</text:span><text:span text:style-name="T2">nombre</text:span><text:span text:style-name="T5">&gt;</text:span></text:p>
      <text:p text:style-name="P1"><text:span text:style-name="T5"><text:tab/><text:tab/><text:tab/><text:tab/><text:tab/>&lt;</text:span><text:span text:style-name="T2">ape1</text:span><text:span text:style-name="T5">&gt;Maguire&lt;/</text:span><text:span text:style-name="T2">ape1</text:span><text:span text:style-name="T5">&gt;</text:span></text:p>
      <text:p text:style-name="P1"><text:span text:style-name="T5"><text:tab/><text:tab/><text:tab/><text:tab/><text:tab/>&lt;</text:span><text:span text:style-name="T2">ape2</text:span><text:span text:style-name="T5">&gt;Peter 2&lt;/</text:span><text:span text:style-name="T2">ape2</text:span><text:span text:style-name="T5">&gt;</text:span></text:p>
      <text:p text:style-name="P1"><text:span text:style-name="T5"><text:tab/><text:tab/><text:tab/><text:tab/>&lt;/</text:span><text:span text:style-name="T2">actor</text:span><text:span text:style-name="T5">&gt;</text:span></text:p>
      <text:p text:style-name="P1"><text:span text:style-name="T5"><text:tab/><text:tab/><text:tab/><text:tab/>&lt;</text:span><text:span text:style-name="T2">actor</text:span><text:span text:style-name="T5">&gt;</text:span></text:p>
      <text:p text:style-name="P1"><text:span text:style-name="T5"><text:tab/><text:tab/><text:tab/><text:tab/><text:tab/>&lt;</text:span><text:span text:style-name="T2">nombre</text:span><text:span text:style-name="T5">&gt;Andrew&lt;/</text:span><text:span text:style-name="T2">nombre</text:span><text:span text:style-name="T5">&gt;</text:span></text:p>
      <text:p text:style-name="P1"><text:span text:style-name="T5"><text:tab/><text:tab/><text:tab/><text:tab/><text:tab/>&lt;</text:span><text:span text:style-name="T2">ape1</text:span><text:span text:style-name="T5">&gt;Garfield&lt;/</text:span><text:span text:style-name="T2">ape1</text:span><text:span text:style-name="T5">&gt;</text:span></text:p>
      <text:p text:style-name="P1"><text:span text:style-name="T5"><text:tab/><text:tab/><text:tab/><text:tab/><text:tab/>&lt;</text:span><text:span text:style-name="T2">ape2</text:span><text:span text:style-name="T5">&gt;Peter 3&lt;/</text:span><text:span text:style-name="T2">ape2</text:span><text:span text:style-name="T5">&gt;</text:span></text:p>
      <text:p text:style-name="P1"><text:span text:style-name="T5"><text:tab/><text:tab/><text:tab/><text:tab/>&lt;/</text:span><text:span text:style-name="T2">actor</text:span><text:span text:style-name="T5">&gt;</text:span></text:p>
      <text:p text:style-name="P1"><text:soft-page-break/><text:span text:style-name="T5"><text:tab/><text:tab/><text:tab/>&lt;/</text:span><text:span text:style-name="T2">peli</text:span><text:span text:style-name="T5">&gt;</text:span></text:p>
      <text:p text:style-name="P6"/>
      <text:p text:style-name="P1"><text:span text:style-name="T5"><text:tab/><text:tab/><text:tab/>&lt;</text:span><text:span text:style-name="T2">peli</text:span><text:span text:style-name="T5"> </text:span><text:span text:style-name="T4">id</text:span><text:span text:style-name="T5">=</text:span><text:span text:style-name="T4">"</text:span><text:span text:style-name="T6">b</text:span><text:span text:style-name="T4">"</text:span><text:span text:style-name="T5"> </text:span><text:span text:style-name="T4">valoracion</text:span><text:span text:style-name="T5">=</text:span><text:span text:style-name="T4">"</text:span><text:span text:style-name="T6">cabían los 2 en la tabla</text:span><text:span text:style-name="T4">"</text:span><text:span text:style-name="T5">&gt;</text:span></text:p>
      <text:p text:style-name="P1"><text:span text:style-name="T5"><text:tab/><text:tab/><text:tab/><text:tab/>&lt;</text:span><text:span text:style-name="T2">titulo</text:span><text:span text:style-name="T5">&gt;Titanic&lt;/</text:span><text:span text:style-name="T2">titulo</text:span><text:span text:style-name="T5">&gt;</text:span></text:p>
      <text:p text:style-name="P1"><text:span text:style-name="T5"><text:tab/><text:tab/><text:tab/><text:tab/>&lt;</text:span><text:span text:style-name="T2">genero</text:span><text:span text:style-name="T5">&gt;cubitos de hielo&lt;/</text:span><text:span text:style-name="T2">genero</text:span><text:span text:style-name="T5">&gt;</text:span></text:p>
      <text:p text:style-name="P1"><text:span text:style-name="T5"><text:tab/><text:tab/><text:tab/><text:tab/>&lt;</text:span><text:span text:style-name="T2">duracion</text:span><text:span text:style-name="T5">&gt;04:12:21&lt;/</text:span><text:span text:style-name="T2">duracion</text:span><text:span text:style-name="T5">&gt;</text:span></text:p>
      <text:p text:style-name="P1"><text:span text:style-name="T5"><text:tab/><text:tab/><text:tab/><text:tab/>&lt;</text:span><text:span text:style-name="T2">actor</text:span><text:span text:style-name="T5">&gt;</text:span></text:p>
      <text:p text:style-name="P1"><text:span text:style-name="T5"><text:tab/><text:tab/><text:tab/><text:tab/><text:tab/>&lt;</text:span><text:span text:style-name="T2">nombre</text:span><text:span text:style-name="T5">&gt;Leonardo&lt;/</text:span><text:span text:style-name="T2">nombre</text:span><text:span text:style-name="T5">&gt;</text:span></text:p>
      <text:p text:style-name="P1"><text:span text:style-name="T5"><text:tab/><text:tab/><text:tab/><text:tab/><text:tab/>&lt;</text:span><text:span text:style-name="T2">ape1</text:span><text:span text:style-name="T5">&gt;Di&lt;/</text:span><text:span text:style-name="T2">ape1</text:span><text:span text:style-name="T5">&gt;</text:span></text:p>
      <text:p text:style-name="P1"><text:span text:style-name="T5"><text:tab/><text:tab/><text:tab/><text:tab/><text:tab/>&lt;</text:span><text:span text:style-name="T2">ape2</text:span><text:span text:style-name="T5">&gt;Caprio&lt;/</text:span><text:span text:style-name="T2">ape2</text:span><text:span text:style-name="T5">&gt;</text:span></text:p>
      <text:p text:style-name="P1"><text:span text:style-name="T5"><text:tab/><text:tab/><text:tab/><text:tab/>&lt;/</text:span><text:span text:style-name="T2">actor</text:span><text:span text:style-name="T5">&gt;</text:span></text:p>
      <text:p text:style-name="P1"><text:span text:style-name="T5"><text:tab/><text:tab/><text:tab/><text:tab/>&lt;</text:span><text:span text:style-name="T2">actor</text:span><text:span text:style-name="T5">&gt;</text:span></text:p>
      <text:p text:style-name="P1"><text:span text:style-name="T5"><text:tab/><text:tab/><text:tab/><text:tab/><text:tab/>&lt;</text:span><text:span text:style-name="T2">nombre</text:span><text:span text:style-name="T5">&gt;Kate&lt;/</text:span><text:span text:style-name="T2">nombre</text:span><text:span text:style-name="T5">&gt;</text:span></text:p>
      <text:p text:style-name="P1"><text:span text:style-name="T5"><text:tab/><text:tab/><text:tab/><text:tab/><text:tab/>&lt;</text:span><text:span text:style-name="T2">ape1</text:span><text:span text:style-name="T5">&gt;Winslet&lt;/</text:span><text:span text:style-name="T2">ape1</text:span><text:span text:style-name="T5">&gt;</text:span></text:p>
      <text:p text:style-name="P1"><text:span text:style-name="T5"><text:tab/><text:tab/><text:tab/><text:tab/><text:tab/>&lt;</text:span><text:span text:style-name="T2">ape2</text:span><text:span text:style-name="T5">&gt;Rose&lt;/</text:span><text:span text:style-name="T2">ape2</text:span><text:span text:style-name="T5">&gt;</text:span></text:p>
      <text:p text:style-name="P1"><text:span text:style-name="T5"><text:tab/><text:tab/><text:tab/><text:tab/>&lt;/</text:span><text:span text:style-name="T2">actor</text:span><text:span text:style-name="T5">&gt;</text:span></text:p>
      <text:p text:style-name="P1"><text:span text:style-name="T5"><text:tab/><text:tab/><text:tab/><text:tab/>&lt;</text:span><text:span text:style-name="T2">actor</text:span><text:span text:style-name="T5">&gt;</text:span></text:p>
      <text:p text:style-name="P1"><text:span text:style-name="T5"><text:tab/><text:tab/><text:tab/><text:tab/><text:tab/>&lt;</text:span><text:span text:style-name="T2">nombre</text:span><text:span text:style-name="T5">&gt;She&lt;/</text:span><text:span text:style-name="T2">nombre</text:span><text:span text:style-name="T5">&gt;</text:span></text:p>
      <text:p text:style-name="P1"><text:span text:style-name="T5"><text:tab/><text:tab/><text:tab/><text:tab/><text:tab/>&lt;</text:span><text:span text:style-name="T2">ape1</text:span><text:span text:style-name="T5">&gt;Uhn&lt;/</text:span><text:span text:style-name="T2">ape1</text:span><text:span text:style-name="T5">&gt;</text:span></text:p>
      <text:p text:style-name="P1"><text:span text:style-name="T5"><text:tab/><text:tab/><text:tab/><text:tab/><text:tab/>&lt;</text:span><text:span text:style-name="T2">ape2</text:span><text:span text:style-name="T5">&gt;Dioh&lt;/</text:span><text:span text:style-name="T2">ape2</text:span><text:span text:style-name="T5">&gt;</text:span></text:p>
      <text:p text:style-name="P1"><text:span text:style-name="T5"><text:tab/><text:tab/><text:tab/><text:tab/>&lt;/</text:span><text:span text:style-name="T2">actor</text:span><text:span text:style-name="T5">&gt;</text:span></text:p>
      <text:p text:style-name="P1"><text:span text:style-name="T5"><text:tab/><text:tab/><text:tab/>&lt;/</text:span><text:span text:style-name="T2">peli</text:span><text:span text:style-name="T5">&gt;</text:span></text:p>
      <text:p text:style-name="P1"><text:span text:style-name="T5"><text:tab/><text:tab/><text:tab/>&lt;</text:span><text:span text:style-name="T2">fecha_dev</text:span><text:span text:style-name="T5">&gt;2022-03-22&lt;/</text:span><text:span text:style-name="T2">fecha_dev</text:span><text:span text:style-name="T5">&gt;</text:span></text:p>
      <text:p text:style-name="P1"><text:span text:style-name="T5"><text:tab/><text:tab/>&lt;/</text:span><text:span text:style-name="T2">alquiler</text:span><text:span text:style-name="T5">&gt;</text:span></text:p>
      <text:p text:style-name="P1"><text:span text:style-name="T5"><text:tab/>&lt;/</text:span><text:span text:style-name="T2">datos_tiket</text:span><text:span text:style-name="T5">&gt;</text:span></text:p>
      <text:p text:style-name="P1"><text:span text:style-name="T5">&lt;/</text:span><text:span text:style-name="T2">factura</text:span><text:span text:style-name="T5">&gt;</text:span></text:p>
      <text:p text:style-name="P1"><text:span text:style-name="T5"><text:tab/></text:span></text:p>
      <text:p text:style-name="P1"><text:span text:style-name="T5">&lt;</text:span><text:span text:style-name="T2">factura</text:span><text:span text:style-name="T5">&gt;</text:span></text:p>
      <text:p text:style-name="P1"><text:span text:style-name="T5"><text:tab/>&lt;</text:span><text:span text:style-name="T2">datos_cliente</text:span><text:span text:style-name="T5"> </text:span><text:span text:style-name="T4">id</text:span><text:span text:style-name="T5">=</text:span><text:span text:style-name="T4">"</text:span><text:span text:style-name="T6">c2</text:span><text:span text:style-name="T4">"</text:span><text:span text:style-name="T5">&gt;</text:span></text:p>
      <text:p text:style-name="P1"><text:span text:style-name="T5"><text:tab/><text:tab/>&lt;</text:span><text:span text:style-name="T2">nombre</text:span><text:span text:style-name="T5">&gt;Nombre2&lt;/</text:span><text:span text:style-name="T2">nombre</text:span><text:span text:style-name="T5">&gt;</text:span></text:p>
      <text:p text:style-name="P1"><text:span text:style-name="T5"><text:tab/><text:tab/>&lt;</text:span><text:span text:style-name="T2">ape1</text:span><text:span text:style-name="T5">&gt;Ape12&lt;/</text:span><text:span text:style-name="T2">ape1</text:span><text:span text:style-name="T5">&gt;</text:span></text:p>
      <text:p text:style-name="P1"><text:span text:style-name="T5"><text:tab/><text:tab/>&lt;</text:span><text:span text:style-name="T2">ape2</text:span><text:span text:style-name="T5">&gt;Ape22&lt;/</text:span><text:span text:style-name="T2">ape2</text:span><text:span text:style-name="T5">&gt;</text:span></text:p>
      <text:p text:style-name="P1"><text:span text:style-name="T5"><text:tab/><text:tab/>&lt;</text:span><text:span text:style-name="T2">dni</text:span><text:span text:style-name="T5">&gt;</text:span></text:p>
      <text:p text:style-name="P1"><text:span text:style-name="T5"><text:tab/><text:tab/><text:tab/>&lt;</text:span><text:span text:style-name="T2">nif</text:span><text:span text:style-name="T5">&gt;22222222&lt;/</text:span><text:span text:style-name="T2">nif</text:span><text:span text:style-name="T5">&gt;</text:span></text:p>
      <text:p text:style-name="P1"><text:span text:style-name="T5"><text:tab/><text:tab/><text:tab/>&lt;</text:span><text:span text:style-name="T2">letra</text:span><text:span text:style-name="T5">&gt;B&lt;/</text:span><text:span text:style-name="T2">letra</text:span><text:span text:style-name="T5">&gt;</text:span></text:p>
      <text:p text:style-name="P1"><text:span text:style-name="T5"><text:tab/><text:tab/>&lt;/</text:span><text:span text:style-name="T2">dni</text:span><text:span text:style-name="T5">&gt;</text:span></text:p>
      <text:p text:style-name="P1"><text:span text:style-name="T5"><text:tab/><text:tab/>&lt;</text:span><text:span text:style-name="T2">telefono</text:span><text:span text:style-name="T5">&gt;911111111&lt;/</text:span><text:span text:style-name="T2">telefono</text:span><text:span text:style-name="T5">&gt;</text:span></text:p>
      <text:p text:style-name="P1"><text:span text:style-name="T5"><text:tab/>&lt;/</text:span><text:span text:style-name="T2">datos_cliente</text:span><text:span text:style-name="T5">&gt;</text:span></text:p>
      <text:p text:style-name="P1"><text:span text:style-name="T5"><text:tab/></text:span></text:p>
      <text:p text:style-name="P1"><text:span text:style-name="T5"><text:tab/>&lt;</text:span><text:span text:style-name="T2">datos_tiket</text:span><text:span text:style-name="T5">&gt;</text:span></text:p>
      <text:p text:style-name="P1"><text:span text:style-name="T5"><text:tab/><text:tab/>&lt;</text:span><text:span text:style-name="T2">resguardo</text:span><text:span text:style-name="T5">&gt;</text:span></text:p>
      <text:p text:style-name="P1"><text:span text:style-name="T5"><text:tab/><text:tab/><text:tab/>&lt;</text:span><text:span text:style-name="T2">forma_pago</text:span><text:span text:style-name="T5">&gt;targeta&lt;/</text:span><text:span text:style-name="T2">forma_pago</text:span><text:span text:style-name="T5">&gt;</text:span></text:p>
      <text:p text:style-name="P1"><text:span text:style-name="T5"><text:tab/><text:tab/><text:tab/>&lt;</text:span><text:span text:style-name="T2">importe_total</text:span><text:span text:style-name="T5">&gt;12.32&lt;/</text:span><text:span text:style-name="T2">importe_total</text:span><text:span text:style-name="T5">&gt;</text:span></text:p>
      <text:p text:style-name="P1"><text:soft-page-break/><text:span text:style-name="T5"><text:tab/><text:tab/>&lt;/</text:span><text:span text:style-name="T2">resguardo</text:span><text:span text:style-name="T5">&gt;</text:span></text:p>
      <text:p text:style-name="P1"><text:span text:style-name="T5"><text:tab/><text:tab/>&lt;</text:span><text:span text:style-name="T2">compra</text:span><text:span text:style-name="T5">&gt;</text:span></text:p>
      <text:p text:style-name="P1"><text:span text:style-name="T5"><text:tab/><text:tab/><text:tab/>&lt;</text:span><text:span text:style-name="T2">cinta_video</text:span><text:span text:style-name="T5">&gt;</text:span></text:p>
      <text:p text:style-name="P1"><text:span text:style-name="T5"><text:tab/><text:tab/><text:tab/><text:tab/>&lt;</text:span><text:span text:style-name="T2">formato</text:span><text:span text:style-name="T5">&gt;CD&lt;/</text:span><text:span text:style-name="T2">formato</text:span><text:span text:style-name="T5">&gt;</text:span></text:p>
      <text:p text:style-name="P1"><text:span text:style-name="T5"><text:tab/><text:tab/><text:tab/><text:tab/>&lt;</text:span><text:span text:style-name="T2">rebobinacion</text:span><text:span text:style-name="T5">&gt;true&lt;/</text:span><text:span text:style-name="T2">rebobinacion</text:span><text:span text:style-name="T5">&gt;</text:span></text:p>
      <text:p text:style-name="P1"><text:span text:style-name="T5"><text:tab/><text:tab/><text:tab/>&lt;/</text:span><text:span text:style-name="T2">cinta_video</text:span><text:span text:style-name="T5">&gt;</text:span></text:p>
      <text:p text:style-name="P1"><text:span text:style-name="T5"><text:tab/><text:tab/><text:tab/>&lt;</text:span><text:span text:style-name="T2">dvd</text:span><text:span text:style-name="T5">&gt;</text:span></text:p>
      <text:p text:style-name="P1"><text:span text:style-name="T5"><text:tab/><text:tab/><text:tab/><text:tab/>&lt;</text:span><text:span text:style-name="T2">titulo</text:span><text:span text:style-name="T5">&gt;The Batman&lt;/</text:span><text:span text:style-name="T2">titulo</text:span><text:span text:style-name="T5">&gt;</text:span></text:p>
      <text:p text:style-name="P1"><text:span text:style-name="T5"><text:tab/><text:tab/><text:tab/><text:tab/>&lt;</text:span><text:span text:style-name="T2">fecha_salida</text:span><text:span text:style-name="T5">&gt;2022-02-01&lt;/</text:span><text:span text:style-name="T2">fecha_salida</text:span><text:span text:style-name="T5">&gt;</text:span></text:p>
      <text:p text:style-name="P1"><text:span text:style-name="T5"><text:tab/><text:tab/><text:tab/><text:tab/>&lt;</text:span><text:span text:style-name="T2">extras</text:span><text:span text:style-name="T5">&gt;false&lt;/</text:span><text:span text:style-name="T2">extras</text:span><text:span text:style-name="T5">&gt;</text:span></text:p>
      <text:p text:style-name="P1"><text:span text:style-name="T5"><text:tab/><text:tab/><text:tab/>&lt;/</text:span><text:span text:style-name="T2">dvd</text:span><text:span text:style-name="T5">&gt;</text:span></text:p>
      <text:p text:style-name="P1"><text:span text:style-name="T5"><text:tab/><text:tab/>&lt;/</text:span><text:span text:style-name="T2">compra</text:span><text:span text:style-name="T5">&gt;</text:span></text:p>
      <text:p text:style-name="P1"><text:span text:style-name="T5"><text:tab/><text:tab/>&lt;</text:span><text:span text:style-name="T2">alquiler</text:span><text:span text:style-name="T5">&gt;</text:span></text:p>
      <text:p text:style-name="P1"><text:span text:style-name="T5"><text:tab/><text:tab/><text:tab/>&lt;</text:span><text:span text:style-name="T2">peli</text:span><text:span text:style-name="T5"> </text:span><text:span text:style-name="T4">id</text:span><text:span text:style-name="T5">=</text:span><text:span text:style-name="T4">"</text:span><text:span text:style-name="T6">c</text:span><text:span text:style-name="T4">"</text:span><text:span text:style-name="T5"> </text:span><text:span text:style-name="T4">valoracion</text:span><text:span text:style-name="T5">=</text:span><text:span text:style-name="T4">"</text:span><text:span text:style-name="T6">no se</text:span><text:span text:style-name="T4">"</text:span><text:span text:style-name="T5">&gt;</text:span></text:p>
      <text:p text:style-name="P1"><text:span text:style-name="T5"><text:tab/><text:tab/><text:tab/><text:tab/>&lt;</text:span><text:span text:style-name="T2">titulo</text:span><text:span text:style-name="T5">&gt;Me da palo pensar&lt;/</text:span><text:span text:style-name="T2">titulo</text:span><text:span text:style-name="T5">&gt;</text:span></text:p>
      <text:p text:style-name="P1"><text:span text:style-name="T5"><text:tab/><text:tab/><text:tab/><text:tab/>&lt;</text:span><text:span text:style-name="T2">genero</text:span><text:span text:style-name="T5">&gt;pereza&lt;/</text:span><text:span text:style-name="T2">genero</text:span><text:span text:style-name="T5">&gt;</text:span></text:p>
      <text:p text:style-name="P1"><text:span text:style-name="T5"><text:tab/><text:tab/><text:tab/><text:tab/>&lt;</text:span><text:span text:style-name="T2">duracion</text:span><text:span text:style-name="T5">&gt;00:00:01&lt;/</text:span><text:span text:style-name="T2">duracion</text:span><text:span text:style-name="T5">&gt;</text:span></text:p>
      <text:p text:style-name="P1"><text:span text:style-name="T5"><text:tab/><text:tab/><text:tab/><text:tab/>&lt;</text:span><text:span text:style-name="T2">actor</text:span><text:span text:style-name="T5">&gt;</text:span></text:p>
      <text:p text:style-name="P1"><text:span text:style-name="T5"><text:tab/><text:tab/><text:tab/><text:tab/><text:tab/>&lt;</text:span><text:span text:style-name="T2">nombre</text:span><text:span text:style-name="T5">&gt;nom&lt;/</text:span><text:span text:style-name="T2">nombre</text:span><text:span text:style-name="T5">&gt;</text:span></text:p>
      <text:p text:style-name="P1"><text:span text:style-name="T5"><text:tab/><text:tab/><text:tab/><text:tab/><text:tab/>&lt;</text:span><text:span text:style-name="T2">ape1</text:span><text:span text:style-name="T5">&gt;ape&lt;/</text:span><text:span text:style-name="T2">ape1</text:span><text:span text:style-name="T5">&gt;</text:span></text:p>
      <text:p text:style-name="P1"><text:span text:style-name="T5"><text:tab/><text:tab/><text:tab/><text:tab/><text:tab/>&lt;</text:span><text:span text:style-name="T2">ape2</text:span><text:span text:style-name="T5">&gt;ape2&lt;/</text:span><text:span text:style-name="T2">ape2</text:span><text:span text:style-name="T5">&gt;</text:span></text:p>
      <text:p text:style-name="P1"><text:span text:style-name="T5"><text:tab/><text:tab/><text:tab/><text:tab/>&lt;/</text:span><text:span text:style-name="T2">actor</text:span><text:span text:style-name="T5">&gt;</text:span></text:p>
      <text:p text:style-name="P1"><text:span text:style-name="T5"><text:tab/><text:tab/><text:tab/><text:tab/>&lt;</text:span><text:span text:style-name="T2">actor</text:span><text:span text:style-name="T5">&gt;</text:span></text:p>
      <text:p text:style-name="P1"><text:span text:style-name="T5"><text:tab/><text:tab/><text:tab/><text:tab/><text:tab/>&lt;</text:span><text:span text:style-name="T2">nombre</text:span><text:span text:style-name="T5">&gt;nom&lt;/</text:span><text:span text:style-name="T2">nombre</text:span><text:span text:style-name="T5">&gt;</text:span></text:p>
      <text:p text:style-name="P1"><text:span text:style-name="T5"><text:tab/><text:tab/><text:tab/><text:tab/><text:tab/>&lt;</text:span><text:span text:style-name="T2">ape1</text:span><text:span text:style-name="T5">&gt;ape&lt;/</text:span><text:span text:style-name="T2">ape1</text:span><text:span text:style-name="T5">&gt;</text:span></text:p>
      <text:p text:style-name="P1"><text:span text:style-name="T5"><text:tab/><text:tab/><text:tab/><text:tab/><text:tab/>&lt;</text:span><text:span text:style-name="T2">ape2</text:span><text:span text:style-name="T5">&gt;ape2&lt;/</text:span><text:span text:style-name="T2">ape2</text:span><text:span text:style-name="T5">&gt;</text:span></text:p>
      <text:p text:style-name="P1"><text:span text:style-name="T5"><text:tab/><text:tab/><text:tab/><text:tab/>&lt;/</text:span><text:span text:style-name="T2">actor</text:span><text:span text:style-name="T5">&gt;</text:span></text:p>
      <text:p text:style-name="P1"><text:span text:style-name="T5"><text:tab/><text:tab/><text:tab/><text:tab/>&lt;</text:span><text:span text:style-name="T2">actor</text:span><text:span text:style-name="T5">&gt;</text:span></text:p>
      <text:p text:style-name="P1"><text:span text:style-name="T5"><text:tab/><text:tab/><text:tab/><text:tab/><text:tab/>&lt;</text:span><text:span text:style-name="T2">nombre</text:span><text:span text:style-name="T5">&gt;nom&lt;/</text:span><text:span text:style-name="T2">nombre</text:span><text:span text:style-name="T5">&gt;</text:span></text:p>
      <text:p text:style-name="P1"><text:span text:style-name="T5"><text:tab/><text:tab/><text:tab/><text:tab/><text:tab/>&lt;</text:span><text:span text:style-name="T2">ape1</text:span><text:span text:style-name="T5">&gt;ape&lt;/</text:span><text:span text:style-name="T2">ape1</text:span><text:span text:style-name="T5">&gt;</text:span></text:p>
      <text:p text:style-name="P1"><text:span text:style-name="T5"><text:tab/><text:tab/><text:tab/><text:tab/><text:tab/>&lt;</text:span><text:span text:style-name="T2">ape2</text:span><text:span text:style-name="T5">&gt;ape2&lt;/</text:span><text:span text:style-name="T2">ape2</text:span><text:span text:style-name="T5">&gt;</text:span></text:p>
      <text:p text:style-name="P1"><text:span text:style-name="T5"><text:tab/><text:tab/><text:tab/><text:tab/>&lt;/</text:span><text:span text:style-name="T2">actor</text:span><text:span text:style-name="T5">&gt;</text:span></text:p>
      <text:p text:style-name="P1"><text:span text:style-name="T5"><text:tab/><text:tab/><text:tab/>&lt;/</text:span><text:span text:style-name="T2">peli</text:span><text:span text:style-name="T5">&gt;</text:span></text:p>
      <text:p text:style-name="P1"><text:span text:style-name="T5"><text:tab/><text:tab/><text:tab/>&lt;</text:span><text:span text:style-name="T2">fecha_dev</text:span><text:span text:style-name="T5">&gt;2123-03-31&lt;/</text:span><text:span text:style-name="T2">fecha_dev</text:span><text:span text:style-name="T5">&gt;</text:span></text:p>
      <text:p text:style-name="P1"><text:span text:style-name="T5"><text:tab/><text:tab/>&lt;/</text:span><text:span text:style-name="T2">alquiler</text:span><text:span text:style-name="T5">&gt;</text:span></text:p>
      <text:p text:style-name="P1"><text:span text:style-name="T5"><text:tab/>&lt;/</text:span><text:span text:style-name="T2">datos_tiket</text:span><text:span text:style-name="T5">&gt;</text:span></text:p>
      <text:p text:style-name="P1"><text:span text:style-name="T5">&lt;/</text:span><text:span text:style-name="T2">factura</text:span><text:span text:style-name="T5">&gt;</text:span></text:p>
      <text:p text:style-name="P6"/>
      <text:p text:style-name="P4"><text:span text:style-name="T7">&lt;/</text:span><text:span text:style-name="T3">facturas</text:span><text:span text:style-name="T7">&gt;</text:span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2"><text:soft-page-break/>Ejercicio 5 xsd:</text:p>
      <text:p text:style-name="P5"/>
      <text:p text:style-name="P5"><text:span text:style-name="T1">&lt;?</text:span><text:span text:style-name="T2">xml</text:span><text:span text:style-name="T4"> version</text:span><text:span text:style-name="T1">=</text:span><text:span text:style-name="T4">"</text:span><text:span text:style-name="T1">1.0</text:span><text:span text:style-name="T4">" encoding</text:span><text:span text:style-name="T1">=</text:span><text:span text:style-name="T4">"</text:span><text:span text:style-name="T1">UTF-8</text:span><text:span text:style-name="T4">"</text:span><text:span text:style-name="T1">?&gt;</text:span></text:p>
      <text:p text:style-name="P1"><text:span text:style-name="T5">&lt;</text:span><text:span text:style-name="T2">xsd:schema</text:span><text:span text:style-name="T5"> </text:span><text:span text:style-name="T4">xmlns:xsd</text:span><text:span text:style-name="T5"> = </text:span><text:span text:style-name="T4">"</text:span><text:span text:style-name="T6">http://www.w3.org/2001/XMLSchema</text:span><text:span text:style-name="T4">"</text:span><text:span text:style-name="T5">&gt;</text:span></text:p>
      <text:p text:style-name="P6"/>
      <text:p text:style-name="P1"><text:span text:style-name="T4">&lt;!--facturas--&gt;</text:span></text:p>
      <text:p text:style-name="P1"><text:span text:style-name="T5"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facturas</text:span><text:span text:style-name="T4">"</text:span><text:span text:style-name="T5">&gt;</text:span></text:p>
      <text:p text:style-name="P1"><text:span text:style-name="T5"><text:tab/>&lt;</text:span><text:span text:style-name="T2">xsd:complexType</text:span><text:span text:style-name="T5">&gt;</text:span></text:p>
      <text:p text:style-name="P1"><text:span text:style-name="T5"><text:tab/><text:tab/>&lt;</text:span><text:span text:style-name="T2">xsd:sequence</text:span><text:span text:style-name="T5">&gt;</text:span></text:p>
      <text:p text:style-name="P1"><text:span text:style-name="T5"><text:tab/><text:tab/><text:tab/>&lt;</text:span><text:span text:style-name="T2">xsd:element</text:span><text:span text:style-name="T5"> </text:span><text:span text:style-name="T4">ref</text:span><text:span text:style-name="T5">=</text:span><text:span text:style-name="T4">"</text:span><text:span text:style-name="T6">factura</text:span><text:span text:style-name="T4">"</text:span><text:span text:style-name="T5"> </text:span><text:span text:style-name="T4">maxOccurs</text:span><text:span text:style-name="T5">=</text:span><text:span text:style-name="T4">"</text:span><text:span text:style-name="T6">unbounded</text:span><text:span text:style-name="T4">"</text:span><text:span text:style-name="T5">/&gt;</text:span></text:p>
      <text:p text:style-name="P1"><text:span text:style-name="T5"><text:tab/><text:tab/>&lt;/</text:span><text:span text:style-name="T2">xsd:sequence</text:span><text:span text:style-name="T5">&gt;</text:span></text:p>
      <text:p text:style-name="P1"><text:span text:style-name="T5"><text:tab/>&lt;/</text:span><text:span text:style-name="T2">xsd:complexType</text:span><text:span text:style-name="T5">&gt;</text:span></text:p>
      <text:p text:style-name="P1"><text:span text:style-name="T5">&lt;/</text:span><text:span text:style-name="T2">xsd:element</text:span><text:span text:style-name="T5">&gt;</text:span></text:p>
      <text:p text:style-name="P6"/>
      <text:p text:style-name="P1"><text:span text:style-name="T4">&lt;!--factura--&gt;</text:span></text:p>
      <text:p text:style-name="P1"><text:span text:style-name="T5"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factura</text:span><text:span text:style-name="T4">"</text:span><text:span text:style-name="T5">&gt;</text:span></text:p>
      <text:p text:style-name="P1"><text:span text:style-name="T5"><text:tab/>&lt;</text:span><text:span text:style-name="T2">xsd:complexType</text:span><text:span text:style-name="T5">&gt;</text:span></text:p>
      <text:p text:style-name="P1"><text:span text:style-name="T5"><text:tab/><text:tab/>&lt;</text:span><text:span text:style-name="T2">xsd:sequence</text:span><text:span text:style-name="T5">&gt;</text:span></text:p>
      <text:p text:style-name="P1"><text:span text:style-name="T5"><text:tab/><text:tab/><text:tab/>&lt;</text:span><text:span text:style-name="T2">xsd:element</text:span><text:span text:style-name="T5"> </text:span><text:span text:style-name="T4">ref</text:span><text:span text:style-name="T5">=</text:span><text:span text:style-name="T4">"</text:span><text:span text:style-name="T6">datos_cliente</text:span><text:span text:style-name="T4">"</text:span><text:span text:style-name="T5">/&gt;</text:span></text:p>
      <text:p text:style-name="P1"><text:span text:style-name="T5"><text:tab/><text:tab/><text:tab/>&lt;</text:span><text:span text:style-name="T2">xsd:element</text:span><text:span text:style-name="T5"> </text:span><text:span text:style-name="T4">ref</text:span><text:span text:style-name="T5">=</text:span><text:span text:style-name="T4">"</text:span><text:span text:style-name="T6">datos_tiket</text:span><text:span text:style-name="T4">"</text:span><text:span text:style-name="T5">/&gt;</text:span></text:p>
      <text:p text:style-name="P1"><text:span text:style-name="T5"><text:tab/><text:tab/>&lt;/</text:span><text:span text:style-name="T2">xsd:sequence</text:span><text:span text:style-name="T5">&gt;</text:span></text:p>
      <text:p text:style-name="P1"><text:span text:style-name="T5"><text:tab/>&lt;/</text:span><text:span text:style-name="T2">xsd:complexType</text:span><text:span text:style-name="T5">&gt;</text:span></text:p>
      <text:p text:style-name="P1"><text:span text:style-name="T5">&lt;/</text:span><text:span text:style-name="T2">xsd:element</text:span><text:span text:style-name="T5">&gt;</text:span></text:p>
      <text:p text:style-name="P1"><text:span text:style-name="T4">&lt;!--===========================--&gt;</text:span></text:p>
      <text:p text:style-name="P1"><text:span text:style-name="T4">&lt;!--datos_cliente--&gt;</text:span></text:p>
      <text:p text:style-name="P1"><text:span text:style-name="T5"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datos_cliente</text:span><text:span text:style-name="T4">"</text:span><text:span text:style-name="T5">&gt;</text:span></text:p>
      <text:p text:style-name="P1"><text:span text:style-name="T5"><text:tab/>&lt;</text:span><text:span text:style-name="T2">xsd:complexType</text:span><text:span text:style-name="T5">&gt;</text:span></text:p>
      <text:p text:style-name="P1"><text:span text:style-name="T5"><text:tab/><text:tab/>&lt;</text:span><text:span text:style-name="T2">xsd:sequence</text:span><text:span text:style-name="T5">&gt;</text:span></text:p>
      <text:p text:style-name="P1"><text:span text:style-name="T5"><text:tab/><text:tab/><text:tab/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nombre</text:span><text:span text:style-name="T4">"</text:span><text:span text:style-name="T5"> </text:span><text:span text:style-name="T4">type</text:span><text:span text:style-name="T5">=</text:span><text:span text:style-name="T4">"</text:span><text:span text:style-name="T6">xsd:string</text:span><text:span text:style-name="T4">"</text:span><text:span text:style-name="T5">/&gt;</text:span></text:p>
      <text:p text:style-name="P1"><text:span text:style-name="T5"><text:tab/><text:tab/><text:tab/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ape1</text:span><text:span text:style-name="T4">"</text:span><text:span text:style-name="T5"> </text:span><text:span text:style-name="T4">type</text:span><text:span text:style-name="T5">=</text:span><text:span text:style-name="T4">"</text:span><text:span text:style-name="T6">xsd:string</text:span><text:span text:style-name="T4">"</text:span><text:span text:style-name="T5">/&gt;</text:span></text:p>
      <text:p text:style-name="P1"><text:span text:style-name="T5"><text:tab/><text:tab/><text:tab/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ape2</text:span><text:span text:style-name="T4">"</text:span><text:span text:style-name="T5"> </text:span><text:span text:style-name="T4">type</text:span><text:span text:style-name="T5">=</text:span><text:span text:style-name="T4">"</text:span><text:span text:style-name="T6">xsd:string</text:span><text:span text:style-name="T4">"</text:span><text:span text:style-name="T5">/&gt;</text:span></text:p>
      <text:p text:style-name="P1"><text:span text:style-name="T5"><text:tab/><text:tab/><text:tab/>&lt;</text:span><text:span text:style-name="T2">xsd:element</text:span><text:span text:style-name="T5"> </text:span><text:span text:style-name="T4">ref</text:span><text:span text:style-name="T5">=</text:span><text:span text:style-name="T4">"</text:span><text:span text:style-name="T6">dni</text:span><text:span text:style-name="T4">"</text:span><text:span text:style-name="T5">/&gt;</text:span></text:p>
      <text:p text:style-name="P1"><text:span text:style-name="T5"><text:tab/><text:tab/><text:tab/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telefono</text:span><text:span text:style-name="T4">"</text:span><text:span text:style-name="T5"> </text:span><text:span text:style-name="T4">type</text:span><text:span text:style-name="T5">=</text:span><text:span text:style-name="T4">"</text:span><text:span text:style-name="T6">xsd:string</text:span><text:span text:style-name="T4">"</text:span><text:span text:style-name="T5">/&gt;</text:span></text:p>
      <text:p text:style-name="P1"><text:span text:style-name="T5"><text:tab/><text:tab/>&lt;/</text:span><text:span text:style-name="T2">xsd:sequence</text:span><text:span text:style-name="T5">&gt;</text:span></text:p>
      <text:p text:style-name="P1"><text:span text:style-name="T5"><text:tab/><text:tab/>&lt;</text:span><text:span text:style-name="T2">xsd:attribute</text:span><text:span text:style-name="T5"> </text:span><text:span text:style-name="T4">name</text:span><text:span text:style-name="T5">=</text:span><text:span text:style-name="T4">"</text:span><text:span text:style-name="T6">id</text:span><text:span text:style-name="T4">"</text:span><text:span text:style-name="T5"> </text:span><text:span text:style-name="T4">type</text:span><text:span text:style-name="T5">=</text:span><text:span text:style-name="T4">"</text:span><text:span text:style-name="T6">xsd:ID</text:span><text:span text:style-name="T4">"</text:span><text:span text:style-name="T5">/&gt;</text:span></text:p>
      <text:p text:style-name="P1"><text:span text:style-name="T5"><text:tab/>&lt;/</text:span><text:span text:style-name="T2">xsd:complexType</text:span><text:span text:style-name="T5">&gt;</text:span></text:p>
      <text:p text:style-name="P1"><text:span text:style-name="T5">&lt;/</text:span><text:span text:style-name="T2">xsd:element</text:span><text:span text:style-name="T5">&gt;</text:span></text:p>
      <text:p text:style-name="P6"/>
      <text:p text:style-name="P1"><text:span text:style-name="T4">&lt;!--datos dni--&gt;</text:span></text:p>
      <text:p text:style-name="P1"><text:span text:style-name="T5"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dni</text:span><text:span text:style-name="T4">"</text:span><text:span text:style-name="T5">&gt;</text:span></text:p>
      <text:p text:style-name="P1"><text:span text:style-name="T5"><text:tab/>&lt;</text:span><text:span text:style-name="T2">xsd:complexType</text:span><text:span text:style-name="T5">&gt;</text:span></text:p>
      <text:p text:style-name="P1"><text:span text:style-name="T5"><text:tab/><text:tab/>&lt;</text:span><text:span text:style-name="T2">xsd:sequence</text:span><text:span text:style-name="T5">&gt;</text:span></text:p>
      <text:p text:style-name="P1"><text:span text:style-name="T5"><text:tab/><text:tab/><text:tab/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nif</text:span><text:span text:style-name="T4">"</text:span><text:span text:style-name="T5"> </text:span><text:span text:style-name="T4">type</text:span><text:span text:style-name="T5">=</text:span><text:span text:style-name="T4">"</text:span><text:span text:style-name="T6">TipoNif</text:span><text:span text:style-name="T4">"</text:span><text:span text:style-name="T5">/&gt;</text:span></text:p>
      <text:p text:style-name="P1"><text:soft-page-break/><text:span text:style-name="T5"><text:tab/><text:tab/><text:tab/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letra</text:span><text:span text:style-name="T4">"</text:span><text:span text:style-name="T5"> </text:span><text:span text:style-name="T4">type</text:span><text:span text:style-name="T5">=</text:span><text:span text:style-name="T4">"</text:span><text:span text:style-name="T6">Tipoletra</text:span><text:span text:style-name="T4">"</text:span><text:span text:style-name="T5">/&gt;</text:span></text:p>
      <text:p text:style-name="P1"><text:span text:style-name="T5"><text:tab/><text:tab/>&lt;/</text:span><text:span text:style-name="T2">xsd:sequence</text:span><text:span text:style-name="T5">&gt;</text:span></text:p>
      <text:p text:style-name="P1"><text:span text:style-name="T5"><text:tab/>&lt;/</text:span><text:span text:style-name="T2">xsd:complexType</text:span><text:span text:style-name="T5">&gt;</text:span></text:p>
      <text:p text:style-name="P1"><text:span text:style-name="T5">&lt;/</text:span><text:span text:style-name="T2">xsd:element</text:span><text:span text:style-name="T5">&gt;</text:span></text:p>
      <text:p text:style-name="P6"/>
      <text:p text:style-name="P1"><text:span text:style-name="T4">&lt;!--tipo Character--&gt;</text:span></text:p>
      <text:p text:style-name="P1"><text:span text:style-name="T5">&lt;</text:span><text:span text:style-name="T2">xsd:simpleType</text:span><text:span text:style-name="T5"> </text:span><text:span text:style-name="T4">name</text:span><text:span text:style-name="T5">=</text:span><text:span text:style-name="T4">"</text:span><text:span text:style-name="T6">Tipoletra</text:span><text:span text:style-name="T4">"</text:span><text:span text:style-name="T5">&gt;</text:span></text:p>
      <text:p text:style-name="P1"><text:span text:style-name="T5"><text:tab/>&lt;</text:span><text:span text:style-name="T2">xsd:restriction</text:span><text:span text:style-name="T5"> </text:span><text:span text:style-name="T4">base</text:span><text:span text:style-name="T5">=</text:span><text:span text:style-name="T4">"</text:span><text:span text:style-name="T6">xsd:string</text:span><text:span text:style-name="T4">"</text:span><text:span text:style-name="T5">&gt;</text:span></text:p>
      <text:p text:style-name="P1"><text:span text:style-name="T5"><text:tab/><text:tab/>&lt;</text:span><text:span text:style-name="T2">xsd:length</text:span><text:span text:style-name="T5"> </text:span><text:span text:style-name="T4">fixed</text:span><text:span text:style-name="T5">=</text:span><text:span text:style-name="T4">"</text:span><text:span text:style-name="T6">true</text:span><text:span text:style-name="T4">"</text:span><text:span text:style-name="T5"> </text:span><text:span text:style-name="T4">value</text:span><text:span text:style-name="T5">=</text:span><text:span text:style-name="T4">"</text:span><text:span text:style-name="T6">1</text:span><text:span text:style-name="T4">"</text:span><text:span text:style-name="T5">/&gt;</text:span></text:p>
      <text:p text:style-name="P1"><text:span text:style-name="T5"><text:tab/><text:tab/>&lt;</text:span><text:span text:style-name="T2">xsd:pattern</text:span><text:span text:style-name="T5"> </text:span><text:span text:style-name="T4">value</text:span><text:span text:style-name="T5">=</text:span><text:span text:style-name="T4">"</text:span><text:span text:style-name="T6">[A-Z]</text:span><text:span text:style-name="T4">"</text:span><text:span text:style-name="T5">&gt;&lt;/</text:span><text:span text:style-name="T2">xsd:pattern</text:span><text:span text:style-name="T5">&gt;</text:span></text:p>
      <text:p text:style-name="P1"><text:span text:style-name="T5"><text:tab/>&lt;/</text:span><text:span text:style-name="T2">xsd:restriction</text:span><text:span text:style-name="T5">&gt;</text:span></text:p>
      <text:p text:style-name="P1"><text:span text:style-name="T5">&lt;/</text:span><text:span text:style-name="T2">xsd:simpleType</text:span><text:span text:style-name="T5">&gt;</text:span></text:p>
      <text:p text:style-name="P6"/>
      <text:p text:style-name="P1"><text:span text:style-name="T4">&lt;!--tipo Nif--&gt;</text:span></text:p>
      <text:p text:style-name="P1"><text:span text:style-name="T5">&lt;</text:span><text:span text:style-name="T2">xsd:simpleType</text:span><text:span text:style-name="T5"> </text:span><text:span text:style-name="T4">name</text:span><text:span text:style-name="T5">=</text:span><text:span text:style-name="T4">"</text:span><text:span text:style-name="T6">TipoNif</text:span><text:span text:style-name="T4">"</text:span><text:span text:style-name="T5">&gt;</text:span></text:p>
      <text:p text:style-name="P1"><text:span text:style-name="T5"><text:tab/>&lt;</text:span><text:span text:style-name="T2">xsd:restriction</text:span><text:span text:style-name="T5"> </text:span><text:span text:style-name="T4">base</text:span><text:span text:style-name="T5">=</text:span><text:span text:style-name="T4">"</text:span><text:span text:style-name="T6">xsd:string</text:span><text:span text:style-name="T4">"</text:span><text:span text:style-name="T5">&gt;</text:span></text:p>
      <text:p text:style-name="P1"><text:span text:style-name="T5"><text:tab/><text:tab/>&lt;</text:span><text:span text:style-name="T2">xsd:length</text:span><text:span text:style-name="T5"> </text:span><text:span text:style-name="T4">value</text:span><text:span text:style-name="T5">=</text:span><text:span text:style-name="T4">"</text:span><text:span text:style-name="T6">8</text:span><text:span text:style-name="T4">"</text:span><text:span text:style-name="T5">/&gt;</text:span></text:p>
      <text:p text:style-name="P1"><text:span text:style-name="T5"><text:tab/>&lt;/</text:span><text:span text:style-name="T2">xsd:restriction</text:span><text:span text:style-name="T5">&gt;</text:span></text:p>
      <text:p text:style-name="P1"><text:span text:style-name="T5">&lt;/</text:span><text:span text:style-name="T2">xsd:simpleType</text:span><text:span text:style-name="T5">&gt;</text:span></text:p>
      <text:p text:style-name="P6"/>
      <text:p text:style-name="P1"><text:span text:style-name="T4">&lt;!--===========================--&gt;</text:span></text:p>
      <text:p text:style-name="P1"><text:span text:style-name="T4">&lt;!--datos_tiket--&gt;</text:span></text:p>
      <text:p text:style-name="P1"><text:span text:style-name="T5"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datos_tiket</text:span><text:span text:style-name="T4">"</text:span><text:span text:style-name="T5">&gt;</text:span></text:p>
      <text:p text:style-name="P1"><text:span text:style-name="T5"><text:tab/>&lt;</text:span><text:span text:style-name="T2">xsd:complexType</text:span><text:span text:style-name="T5">&gt;</text:span></text:p>
      <text:p text:style-name="P1"><text:span text:style-name="T5"><text:tab/><text:tab/>&lt;</text:span><text:span text:style-name="T2">xsd:sequence</text:span><text:span text:style-name="T5">&gt;</text:span></text:p>
      <text:p text:style-name="P1"><text:span text:style-name="T5"><text:tab/><text:tab/><text:tab/>&lt;</text:span><text:span text:style-name="T2">xsd:element</text:span><text:span text:style-name="T5"> </text:span><text:span text:style-name="T4">ref</text:span><text:span text:style-name="T5">=</text:span><text:span text:style-name="T4">"</text:span><text:span text:style-name="T6">resguardo</text:span><text:span text:style-name="T4">"</text:span><text:span text:style-name="T5">/&gt;</text:span></text:p>
      <text:p text:style-name="P1"><text:span text:style-name="T5"><text:tab/><text:tab/><text:tab/>&lt;</text:span><text:span text:style-name="T2">xsd:choice</text:span><text:span text:style-name="T5"> </text:span><text:span text:style-name="T4">maxOccurs</text:span><text:span text:style-name="T5">=</text:span><text:span text:style-name="T4">"</text:span><text:span text:style-name="T6">unbounded</text:span><text:span text:style-name="T4">"</text:span><text:span text:style-name="T5">&gt;</text:span></text:p>
      <text:p text:style-name="P1"><text:span text:style-name="T5"><text:tab/><text:tab/><text:tab/><text:tab/>&lt;</text:span><text:span text:style-name="T2">xsd:element</text:span><text:span text:style-name="T5"> </text:span><text:span text:style-name="T4">ref</text:span><text:span text:style-name="T5">=</text:span><text:span text:style-name="T4">"</text:span><text:span text:style-name="T6">alquiler</text:span><text:span text:style-name="T4">"</text:span><text:span text:style-name="T5">/&gt;</text:span></text:p>
      <text:p text:style-name="P1"><text:span text:style-name="T5"><text:tab/><text:tab/><text:tab/><text:tab/>&lt;</text:span><text:span text:style-name="T2">xsd:element</text:span><text:span text:style-name="T5"> </text:span><text:span text:style-name="T4">ref</text:span><text:span text:style-name="T5">=</text:span><text:span text:style-name="T4">"</text:span><text:span text:style-name="T6">compra</text:span><text:span text:style-name="T4">"</text:span><text:span text:style-name="T5">/&gt;</text:span></text:p>
      <text:p text:style-name="P1"><text:span text:style-name="T5"><text:tab/><text:tab/><text:tab/>&lt;/</text:span><text:span text:style-name="T2">xsd:choice</text:span><text:span text:style-name="T5">&gt;</text:span></text:p>
      <text:p text:style-name="P1"><text:span text:style-name="T5"><text:tab/><text:tab/>&lt;/</text:span><text:span text:style-name="T2">xsd:sequence</text:span><text:span text:style-name="T5">&gt;</text:span></text:p>
      <text:p text:style-name="P1"><text:span text:style-name="T5"><text:tab/>&lt;/</text:span><text:span text:style-name="T2">xsd:complexType</text:span><text:span text:style-name="T5">&gt;</text:span></text:p>
      <text:p text:style-name="P1"><text:span text:style-name="T5">&lt;/</text:span><text:span text:style-name="T2">xsd:element</text:span><text:span text:style-name="T5">&gt;</text:span></text:p>
      <text:p text:style-name="P6"/>
      <text:p text:style-name="P1"><text:span text:style-name="T4">&lt;!--resguardo--&gt;</text:span></text:p>
      <text:p text:style-name="P1"><text:span text:style-name="T5"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resguardo</text:span><text:span text:style-name="T4">"</text:span><text:span text:style-name="T5">&gt;</text:span></text:p>
      <text:p text:style-name="P1"><text:span text:style-name="T5"><text:tab/>&lt;</text:span><text:span text:style-name="T2">xsd:complexType</text:span><text:span text:style-name="T5">&gt;</text:span></text:p>
      <text:p text:style-name="P1"><text:span text:style-name="T5"><text:tab/><text:tab/>&lt;</text:span><text:span text:style-name="T2">xsd:sequence</text:span><text:span text:style-name="T5">&gt;</text:span></text:p>
      <text:p text:style-name="P1"><text:span text:style-name="T5"><text:tab/><text:tab/><text:tab/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forma_pago</text:span><text:span text:style-name="T4">"</text:span><text:span text:style-name="T5"> </text:span><text:span text:style-name="T4">type</text:span><text:span text:style-name="T5">=</text:span><text:span text:style-name="T4">"</text:span><text:span text:style-name="T6">xsd:string</text:span><text:span text:style-name="T4">"</text:span><text:span text:style-name="T5">/&gt;</text:span></text:p>
      <text:p text:style-name="P1"><text:span text:style-name="T5"><text:tab/><text:tab/><text:tab/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importe_total</text:span><text:span text:style-name="T4">"</text:span><text:span text:style-name="T5"> </text:span><text:span text:style-name="T4">type</text:span><text:span text:style-name="T5">=</text:span><text:span text:style-name="T4">"</text:span><text:span text:style-name="T6">doublePos</text:span><text:span text:style-name="T4">"</text:span><text:span text:style-name="T5">/&gt;</text:span></text:p>
      <text:p text:style-name="P1"><text:span text:style-name="T5"><text:tab/><text:tab/>&lt;/</text:span><text:span text:style-name="T2">xsd:sequence</text:span><text:span text:style-name="T5">&gt;</text:span></text:p>
      <text:p text:style-name="P1"><text:span text:style-name="T5"><text:tab/>&lt;/</text:span><text:span text:style-name="T2">xsd:complexType</text:span><text:span text:style-name="T5">&gt;</text:span></text:p>
      <text:p text:style-name="P1"><text:soft-page-break/><text:span text:style-name="T5">&lt;/</text:span><text:span text:style-name="T2">xsd:element</text:span><text:span text:style-name="T5">&gt;</text:span></text:p>
      <text:p text:style-name="P6"/>
      <text:p text:style-name="P1"><text:span text:style-name="T5">&lt;</text:span><text:span text:style-name="T2">xsd:simpleType</text:span><text:span text:style-name="T5"> </text:span><text:span text:style-name="T4">name</text:span><text:span text:style-name="T5">=</text:span><text:span text:style-name="T4">"</text:span><text:span text:style-name="T6">doublePos</text:span><text:span text:style-name="T4">"</text:span><text:span text:style-name="T5">&gt;</text:span></text:p>
      <text:p text:style-name="P1"><text:span text:style-name="T5"><text:tab/>&lt;</text:span><text:span text:style-name="T2">xsd:restriction</text:span><text:span text:style-name="T5"> </text:span><text:span text:style-name="T4">base</text:span><text:span text:style-name="T5">=</text:span><text:span text:style-name="T4">"</text:span><text:span text:style-name="T6">xsd:double</text:span><text:span text:style-name="T4">"</text:span><text:span text:style-name="T5">&gt;</text:span></text:p>
      <text:p text:style-name="P1"><text:span text:style-name="T5"><text:tab/><text:tab/>&lt;</text:span><text:span text:style-name="T2">xsd:minInclusive</text:span><text:span text:style-name="T5"> </text:span><text:span text:style-name="T4">value</text:span><text:span text:style-name="T5">=</text:span><text:span text:style-name="T4">"</text:span><text:span text:style-name="T6">0</text:span><text:span text:style-name="T4">"</text:span><text:span text:style-name="T5">/&gt;</text:span></text:p>
      <text:p text:style-name="P1"><text:span text:style-name="T5"><text:tab/>&lt;/</text:span><text:span text:style-name="T2">xsd:restriction</text:span><text:span text:style-name="T5">&gt;</text:span></text:p>
      <text:p text:style-name="P1"><text:span text:style-name="T5">&lt;/</text:span><text:span text:style-name="T2">xsd:simpleType</text:span><text:span text:style-name="T5">&gt;</text:span></text:p>
      <text:p text:style-name="P6"/>
      <text:p text:style-name="P1"><text:span text:style-name="T4">&lt;!--alquiler--&gt;</text:span></text:p>
      <text:p text:style-name="P1"><text:span text:style-name="T5"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alquiler</text:span><text:span text:style-name="T4">"</text:span><text:span text:style-name="T5">&gt;</text:span></text:p>
      <text:p text:style-name="P1"><text:span text:style-name="T5"><text:tab/>&lt;</text:span><text:span text:style-name="T2">xsd:complexType</text:span><text:span text:style-name="T5">&gt;</text:span></text:p>
      <text:p text:style-name="P1"><text:span text:style-name="T5"><text:tab/><text:tab/>&lt;</text:span><text:span text:style-name="T2">xsd:sequence</text:span><text:span text:style-name="T5">&gt;</text:span></text:p>
      <text:p text:style-name="P1"><text:span text:style-name="T5"><text:tab/><text:tab/><text:tab/>&lt;</text:span><text:span text:style-name="T2">xsd:element</text:span><text:span text:style-name="T5"> </text:span><text:span text:style-name="T4">ref</text:span><text:span text:style-name="T5">=</text:span><text:span text:style-name="T4">"</text:span><text:span text:style-name="T6">peli</text:span><text:span text:style-name="T4">"</text:span><text:span text:style-name="T5"> </text:span><text:span text:style-name="T4">maxOccurs</text:span><text:span text:style-name="T5">=</text:span><text:span text:style-name="T4">"</text:span><text:span text:style-name="T6">unbounded</text:span><text:span text:style-name="T4">"</text:span><text:span text:style-name="T5">/&gt;</text:span></text:p>
      <text:p text:style-name="P1"><text:span text:style-name="T5"><text:tab/><text:tab/><text:tab/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fecha_dev</text:span><text:span text:style-name="T4">"</text:span><text:span text:style-name="T5"> </text:span><text:span text:style-name="T4">type</text:span><text:span text:style-name="T5">=</text:span><text:span text:style-name="T4">"</text:span><text:span text:style-name="T6">xsd:date</text:span><text:span text:style-name="T4">"</text:span><text:span text:style-name="T5">/&gt;</text:span></text:p>
      <text:p text:style-name="P1"><text:span text:style-name="T5"><text:tab/><text:tab/>&lt;/</text:span><text:span text:style-name="T2">xsd:sequence</text:span><text:span text:style-name="T5">&gt;</text:span></text:p>
      <text:p text:style-name="P1"><text:span text:style-name="T5"><text:tab/>&lt;/</text:span><text:span text:style-name="T2">xsd:complexType</text:span><text:span text:style-name="T5">&gt;</text:span></text:p>
      <text:p text:style-name="P1"><text:span text:style-name="T5">&lt;/</text:span><text:span text:style-name="T2">xsd:element</text:span><text:span text:style-name="T5">&gt;</text:span></text:p>
      <text:p text:style-name="P6"/>
      <text:p text:style-name="P1"><text:span text:style-name="T4">&lt;!--peli--&gt;</text:span></text:p>
      <text:p text:style-name="P1"><text:span text:style-name="T5"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peli</text:span><text:span text:style-name="T4">"</text:span><text:span text:style-name="T5">&gt;</text:span></text:p>
      <text:p text:style-name="P1"><text:span text:style-name="T5"><text:tab/>&lt;</text:span><text:span text:style-name="T2">xsd:complexType</text:span><text:span text:style-name="T5">&gt;</text:span></text:p>
      <text:p text:style-name="P1"><text:span text:style-name="T5"><text:tab/><text:tab/>&lt;</text:span><text:span text:style-name="T2">xsd:sequence</text:span><text:span text:style-name="T5">&gt;</text:span></text:p>
      <text:p text:style-name="P1"><text:span text:style-name="T5"><text:tab/><text:tab/><text:tab/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titulo</text:span><text:span text:style-name="T4">"</text:span><text:span text:style-name="T5"> </text:span><text:span text:style-name="T4">type</text:span><text:span text:style-name="T5">=</text:span><text:span text:style-name="T4">"</text:span><text:span text:style-name="T6">xsd:string</text:span><text:span text:style-name="T4">"</text:span><text:span text:style-name="T5">/&gt;</text:span></text:p>
      <text:p text:style-name="P1"><text:span text:style-name="T5"><text:tab/><text:tab/><text:tab/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genero</text:span><text:span text:style-name="T4">"</text:span><text:span text:style-name="T5"> </text:span><text:span text:style-name="T4">type</text:span><text:span text:style-name="T5">=</text:span><text:span text:style-name="T4">"</text:span><text:span text:style-name="T6">xsd:string</text:span><text:span text:style-name="T4">"</text:span><text:span text:style-name="T5">/&gt;</text:span></text:p>
      <text:p text:style-name="P1"><text:span text:style-name="T5"><text:tab/><text:tab/><text:tab/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duracion</text:span><text:span text:style-name="T4">"</text:span><text:span text:style-name="T5"> </text:span><text:span text:style-name="T4">type</text:span><text:span text:style-name="T5">=</text:span><text:span text:style-name="T4">"</text:span><text:span text:style-name="T6">xsd:time</text:span><text:span text:style-name="T4">"</text:span><text:span text:style-name="T5">/&gt;</text:span></text:p>
      <text:p text:style-name="P1"><text:span text:style-name="T5"><text:tab/><text:tab/><text:tab/>&lt;</text:span><text:span text:style-name="T2">xsd:element</text:span><text:span text:style-name="T5"> </text:span><text:span text:style-name="T4">ref</text:span><text:span text:style-name="T5">=</text:span><text:span text:style-name="T4">"</text:span><text:span text:style-name="T6">actor</text:span><text:span text:style-name="T4">"</text:span><text:span text:style-name="T5"> </text:span><text:span text:style-name="T4">minOccurs</text:span><text:span text:style-name="T5">=</text:span><text:span text:style-name="T4">"</text:span><text:span text:style-name="T6">3</text:span><text:span text:style-name="T4">"</text:span><text:span text:style-name="T5"> </text:span><text:span text:style-name="T4">maxOccurs</text:span><text:span text:style-name="T5">=</text:span><text:span text:style-name="T4">"</text:span><text:span text:style-name="T6">3</text:span><text:span text:style-name="T4">"</text:span><text:span text:style-name="T5">/&gt;</text:span></text:p>
      <text:p text:style-name="P1"><text:span text:style-name="T5"><text:tab/><text:tab/>&lt;/</text:span><text:span text:style-name="T2">xsd:sequence</text:span><text:span text:style-name="T5">&gt;</text:span></text:p>
      <text:p text:style-name="P1"><text:span text:style-name="T5"><text:tab/><text:tab/>&lt;</text:span><text:span text:style-name="T2">xsd:attribute</text:span><text:span text:style-name="T5"> </text:span><text:span text:style-name="T4">name</text:span><text:span text:style-name="T5">=</text:span><text:span text:style-name="T4">"</text:span><text:span text:style-name="T6">id</text:span><text:span text:style-name="T4">"</text:span><text:span text:style-name="T5"> </text:span><text:span text:style-name="T4">type</text:span><text:span text:style-name="T5">=</text:span><text:span text:style-name="T4">"</text:span><text:span text:style-name="T6">xsd:ID</text:span><text:span text:style-name="T4">"</text:span><text:span text:style-name="T5">/&gt;</text:span></text:p>
      <text:p text:style-name="P1"><text:span text:style-name="T5"><text:tab/><text:tab/>&lt;</text:span><text:span text:style-name="T2">xsd:attribute</text:span><text:span text:style-name="T5"> </text:span><text:span text:style-name="T4">name</text:span><text:span text:style-name="T5">=</text:span><text:span text:style-name="T4">"</text:span><text:span text:style-name="T6">valoracion</text:span><text:span text:style-name="T4">"</text:span><text:span text:style-name="T5"> </text:span><text:span text:style-name="T4">type</text:span><text:span text:style-name="T5">=</text:span><text:span text:style-name="T4">"</text:span><text:span text:style-name="T6">xsd:string</text:span><text:span text:style-name="T4">"</text:span><text:span text:style-name="T5">/&gt;</text:span></text:p>
      <text:p text:style-name="P1"><text:span text:style-name="T5"><text:tab/>&lt;/</text:span><text:span text:style-name="T2">xsd:complexType</text:span><text:span text:style-name="T5">&gt;</text:span></text:p>
      <text:p text:style-name="P1"><text:span text:style-name="T5">&lt;/</text:span><text:span text:style-name="T2">xsd:element</text:span><text:span text:style-name="T5">&gt;</text:span></text:p>
      <text:p text:style-name="P6"/>
      <text:p text:style-name="P1"><text:span text:style-name="T4">&lt;!--actores--&gt;</text:span></text:p>
      <text:p text:style-name="P1"><text:span text:style-name="T5"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actor</text:span><text:span text:style-name="T4">"</text:span><text:span text:style-name="T5">&gt;</text:span></text:p>
      <text:p text:style-name="P1"><text:span text:style-name="T5"><text:tab/>&lt;</text:span><text:span text:style-name="T2">xsd:complexType</text:span><text:span text:style-name="T5">&gt;</text:span></text:p>
      <text:p text:style-name="P1"><text:span text:style-name="T5"><text:tab/><text:tab/>&lt;</text:span><text:span text:style-name="T2">xsd:sequence</text:span><text:span text:style-name="T5">&gt;</text:span></text:p>
      <text:p text:style-name="P1"><text:span text:style-name="T5"><text:tab/><text:tab/><text:tab/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nombre</text:span><text:span text:style-name="T4">"</text:span><text:span text:style-name="T5"> </text:span><text:span text:style-name="T4">type</text:span><text:span text:style-name="T5">=</text:span><text:span text:style-name="T4">"</text:span><text:span text:style-name="T6">xsd:string</text:span><text:span text:style-name="T4">"</text:span><text:span text:style-name="T5">/&gt;</text:span></text:p>
      <text:p text:style-name="P1"><text:span text:style-name="T5"><text:tab/><text:tab/><text:tab/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ape1</text:span><text:span text:style-name="T4">"</text:span><text:span text:style-name="T5"> </text:span><text:span text:style-name="T4">type</text:span><text:span text:style-name="T5">=</text:span><text:span text:style-name="T4">"</text:span><text:span text:style-name="T6">xsd:string</text:span><text:span text:style-name="T4">"</text:span><text:span text:style-name="T5">/&gt;</text:span></text:p>
      <text:p text:style-name="P1"><text:span text:style-name="T5"><text:tab/><text:tab/><text:tab/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ape2</text:span><text:span text:style-name="T4">"</text:span><text:span text:style-name="T5"> </text:span><text:span text:style-name="T4">type</text:span><text:span text:style-name="T5">=</text:span><text:span text:style-name="T4">"</text:span><text:span text:style-name="T6">xsd:string</text:span><text:span text:style-name="T4">"</text:span><text:span text:style-name="T5">/&gt;</text:span></text:p>
      <text:p text:style-name="P1"><text:span text:style-name="T5"><text:tab/><text:tab/>&lt;/</text:span><text:span text:style-name="T2">xsd:sequence</text:span><text:span text:style-name="T5">&gt;</text:span></text:p>
      <text:p text:style-name="P1"><text:span text:style-name="T5"><text:tab/>&lt;/</text:span><text:span text:style-name="T2">xsd:complexType</text:span><text:span text:style-name="T5">&gt;</text:span></text:p>
      <text:p text:style-name="P1"><text:span text:style-name="T5">&lt;/</text:span><text:span text:style-name="T2">xsd:element</text:span><text:span text:style-name="T5">&gt;</text:span></text:p>
      <text:p text:style-name="P6"/>
      <text:p text:style-name="P1"><text:soft-page-break/><text:span text:style-name="T4">&lt;!--compra--&gt;</text:span></text:p>
      <text:p text:style-name="P1"><text:span text:style-name="T5"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compra</text:span><text:span text:style-name="T4">"</text:span><text:span text:style-name="T5">&gt;</text:span></text:p>
      <text:p text:style-name="P1"><text:span text:style-name="T5"><text:tab/>&lt;</text:span><text:span text:style-name="T2">xsd:complexType</text:span><text:span text:style-name="T5">&gt;</text:span></text:p>
      <text:p text:style-name="P1"><text:span text:style-name="T5"><text:tab/><text:tab/>&lt;</text:span><text:span text:style-name="T2">xsd:sequence</text:span><text:span text:style-name="T5">&gt;</text:span></text:p>
      <text:p text:style-name="P1"><text:span text:style-name="T5"><text:tab/><text:tab/><text:tab/>&lt;</text:span><text:span text:style-name="T2">xsd:choice</text:span><text:span text:style-name="T5"> </text:span><text:span text:style-name="T4">maxOccurs</text:span><text:span text:style-name="T5">=</text:span><text:span text:style-name="T4">"</text:span><text:span text:style-name="T6">unbounded</text:span><text:span text:style-name="T4">"</text:span><text:span text:style-name="T5">&gt;</text:span></text:p>
      <text:p text:style-name="P1"><text:span text:style-name="T5"><text:tab/><text:tab/><text:tab/><text:tab/>&lt;</text:span><text:span text:style-name="T2">xsd:element</text:span><text:span text:style-name="T5"> </text:span><text:span text:style-name="T4">ref</text:span><text:span text:style-name="T5">=</text:span><text:span text:style-name="T4">"</text:span><text:span text:style-name="T6">cinta_video</text:span><text:span text:style-name="T4">"</text:span><text:span text:style-name="T5">/&gt;</text:span></text:p>
      <text:p text:style-name="P1"><text:span text:style-name="T5"><text:tab/><text:tab/><text:tab/><text:tab/>&lt;</text:span><text:span text:style-name="T2">xsd:element</text:span><text:span text:style-name="T5"> </text:span><text:span text:style-name="T4">ref</text:span><text:span text:style-name="T5">=</text:span><text:span text:style-name="T4">"</text:span><text:span text:style-name="T6">dvd</text:span><text:span text:style-name="T4">"</text:span><text:span text:style-name="T5">/&gt;</text:span></text:p>
      <text:p text:style-name="P1"><text:span text:style-name="T5"><text:tab/><text:tab/><text:tab/>&lt;/</text:span><text:span text:style-name="T2">xsd:choice</text:span><text:span text:style-name="T5">&gt;</text:span></text:p>
      <text:p text:style-name="P1"><text:span text:style-name="T5"><text:tab/><text:tab/>&lt;/</text:span><text:span text:style-name="T2">xsd:sequence</text:span><text:span text:style-name="T5">&gt;</text:span></text:p>
      <text:p text:style-name="P1"><text:span text:style-name="T5"><text:tab/>&lt;/</text:span><text:span text:style-name="T2">xsd:complexType</text:span><text:span text:style-name="T5">&gt;</text:span></text:p>
      <text:p text:style-name="P1"><text:span text:style-name="T5">&lt;/</text:span><text:span text:style-name="T2">xsd:element</text:span><text:span text:style-name="T5">&gt;</text:span></text:p>
      <text:p text:style-name="P6"/>
      <text:p text:style-name="P1"><text:span text:style-name="T4">&lt;!--cinta_video--&gt;</text:span></text:p>
      <text:p text:style-name="P1"><text:span text:style-name="T5"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cinta_video</text:span><text:span text:style-name="T4">"</text:span><text:span text:style-name="T5">&gt;</text:span></text:p>
      <text:p text:style-name="P1"><text:span text:style-name="T5"><text:tab/>&lt;</text:span><text:span text:style-name="T2">xsd:complexType</text:span><text:span text:style-name="T5">&gt;</text:span></text:p>
      <text:p text:style-name="P1"><text:span text:style-name="T5"><text:tab/><text:tab/>&lt;</text:span><text:span text:style-name="T2">xsd:sequence</text:span><text:span text:style-name="T5">&gt;</text:span></text:p>
      <text:p text:style-name="P1"><text:span text:style-name="T5"><text:tab/><text:tab/><text:tab/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formato</text:span><text:span text:style-name="T4">"</text:span><text:span text:style-name="T5"> </text:span><text:span text:style-name="T4">type</text:span><text:span text:style-name="T5">=</text:span><text:span text:style-name="T4">"</text:span><text:span text:style-name="T6">xsd:string</text:span><text:span text:style-name="T4">"</text:span><text:span text:style-name="T5">/&gt;</text:span></text:p>
      <text:p text:style-name="P1"><text:span text:style-name="T5"><text:tab/><text:tab/><text:tab/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rebobinacion</text:span><text:span text:style-name="T4">"</text:span><text:span text:style-name="T5"> </text:span><text:span text:style-name="T4">type</text:span><text:span text:style-name="T5">=</text:span><text:span text:style-name="T4">"</text:span><text:span text:style-name="T6">xsd:boolean</text:span><text:span text:style-name="T4">"</text:span><text:span text:style-name="T5">/&gt;</text:span></text:p>
      <text:p text:style-name="P1"><text:span text:style-name="T5"><text:tab/><text:tab/>&lt;/</text:span><text:span text:style-name="T2">xsd:sequence</text:span><text:span text:style-name="T5">&gt;</text:span></text:p>
      <text:p text:style-name="P1"><text:span text:style-name="T5"><text:tab/>&lt;/</text:span><text:span text:style-name="T2">xsd:complexType</text:span><text:span text:style-name="T5">&gt;</text:span></text:p>
      <text:p text:style-name="P1"><text:span text:style-name="T5">&lt;/</text:span><text:span text:style-name="T2">xsd:element</text:span><text:span text:style-name="T5">&gt;</text:span></text:p>
      <text:p text:style-name="P6"/>
      <text:p text:style-name="P1"><text:span text:style-name="T4">&lt;!--dvd--&gt;</text:span></text:p>
      <text:p text:style-name="P1"><text:span text:style-name="T5"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dvd</text:span><text:span text:style-name="T4">"</text:span><text:span text:style-name="T5">&gt;</text:span></text:p>
      <text:p text:style-name="P1"><text:span text:style-name="T5"><text:tab/>&lt;</text:span><text:span text:style-name="T2">xsd:complexType</text:span><text:span text:style-name="T5">&gt;</text:span></text:p>
      <text:p text:style-name="P1"><text:span text:style-name="T5"><text:tab/><text:tab/>&lt;</text:span><text:span text:style-name="T2">xsd:sequence</text:span><text:span text:style-name="T5">&gt;</text:span></text:p>
      <text:p text:style-name="P1"><text:span text:style-name="T5"><text:tab/><text:tab/><text:tab/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titulo</text:span><text:span text:style-name="T4">"</text:span><text:span text:style-name="T5"> </text:span><text:span text:style-name="T4">type</text:span><text:span text:style-name="T5">=</text:span><text:span text:style-name="T4">"</text:span><text:span text:style-name="T6">xsd:string</text:span><text:span text:style-name="T4">"</text:span><text:span text:style-name="T5">/&gt;</text:span></text:p>
      <text:p text:style-name="P1"><text:span text:style-name="T5"><text:tab/><text:tab/><text:tab/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fecha_salida</text:span><text:span text:style-name="T4">"</text:span><text:span text:style-name="T5"> </text:span><text:span text:style-name="T4">type</text:span><text:span text:style-name="T5">=</text:span><text:span text:style-name="T4">"</text:span><text:span text:style-name="T6">xsd:date</text:span><text:span text:style-name="T4">"</text:span><text:span text:style-name="T5">/&gt;</text:span></text:p>
      <text:p text:style-name="P1"><text:span text:style-name="T5"><text:tab/><text:tab/><text:tab/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extras</text:span><text:span text:style-name="T4">"</text:span><text:span text:style-name="T5"> </text:span><text:span text:style-name="T4">type</text:span><text:span text:style-name="T5">=</text:span><text:span text:style-name="T4">"</text:span><text:span text:style-name="T6">xsd:boolean</text:span><text:span text:style-name="T4">"</text:span><text:span text:style-name="T5">/&gt;</text:span></text:p>
      <text:p text:style-name="P1"><text:span text:style-name="T5"><text:tab/><text:tab/>&lt;/</text:span><text:span text:style-name="T2">xsd:sequence</text:span><text:span text:style-name="T5">&gt;</text:span></text:p>
      <text:p text:style-name="P1"><text:span text:style-name="T5"><text:tab/>&lt;/</text:span><text:span text:style-name="T2">xsd:complexType</text:span><text:span text:style-name="T5">&gt;</text:span></text:p>
      <text:p text:style-name="P1"><text:span text:style-name="T5">&lt;/</text:span><text:span text:style-name="T2">xsd:element</text:span><text:span text:style-name="T5">&gt;</text:span></text:p>
      <text:p text:style-name="P6"/>
      <text:p text:style-name="P5"><text:span text:style-name="T7">&lt;/</text:span><text:span text:style-name="T2">xsd:schema</text:span><text:span text:style-name="T7">&gt;</text:span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2"><text:soft-page-break/>Ejercicio 6 xml:</text:p>
      <text:p text:style-name="P2"/>
      <text:p text:style-name="P5"><text:span text:style-name="T1">&lt;?</text:span><text:span text:style-name="T2">xml</text:span><text:span text:style-name="T4"> version</text:span><text:span text:style-name="T1">=</text:span><text:span text:style-name="T4">"</text:span><text:span text:style-name="T1">1.0</text:span><text:span text:style-name="T4">" encoding</text:span><text:span text:style-name="T1">=</text:span><text:span text:style-name="T4">"</text:span><text:span text:style-name="T1">UTF-8</text:span><text:span text:style-name="T4">"</text:span><text:span text:style-name="T1">?&gt;</text:span></text:p>
      <text:p text:style-name="P1"><text:span text:style-name="T5">&lt;</text:span><text:span text:style-name="T2">pelis</text:span><text:span text:style-name="T5"> </text:span><text:span text:style-name="T4">xmlns:xsd</text:span><text:span text:style-name="T5">=</text:span><text:span text:style-name="T4">"</text:span><text:span text:style-name="T6">http://www.w3.org/2001/XMLSchema-instance</text:span><text:span text:style-name="T4">"</text:span><text:span text:style-name="T5"> </text:span><text:span text:style-name="T4">xsd:noNamespaceSchemaLocation</text:span><text:span text:style-name="T5">=</text:span><text:span text:style-name="T4">"</text:span><text:span text:style-name="T6">6.xsd</text:span><text:span text:style-name="T4">"</text:span><text:span text:style-name="T5">&gt;</text:span></text:p>
      <text:p text:style-name="P1"><text:span text:style-name="T5"><text:tab/>&lt;</text:span><text:span text:style-name="T2">peli</text:span><text:span text:style-name="T5">&gt;</text:span></text:p>
      <text:p text:style-name="P1"><text:span text:style-name="T5"><text:tab/><text:tab/>&lt;</text:span><text:span text:style-name="T2">titulo</text:span><text:span text:style-name="T5">&gt;titulo en espanish&lt;/</text:span><text:span text:style-name="T2">titulo</text:span><text:span text:style-name="T5">&gt;</text:span></text:p>
      <text:p text:style-name="P1"><text:span text:style-name="T5"><text:tab/><text:tab/>&lt;</text:span><text:span text:style-name="T2">titulo_original</text:span><text:span text:style-name="T5">&gt;titulo original&lt;/</text:span><text:span text:style-name="T2">titulo_original</text:span><text:span text:style-name="T5">&gt;</text:span></text:p>
      <text:p text:style-name="P1"><text:span text:style-name="T5"><text:tab/><text:tab/>&lt;</text:span><text:span text:style-name="T2">clasificacion</text:span><text:span text:style-name="T5">&gt;18&lt;/</text:span><text:span text:style-name="T2">clasificacion</text:span><text:span text:style-name="T5">&gt;</text:span></text:p>
      <text:p text:style-name="P1"><text:span text:style-name="T5"><text:tab/><text:tab/>&lt;</text:span><text:span text:style-name="T2">anho</text:span><text:span text:style-name="T5">&gt;2002&lt;/</text:span><text:span text:style-name="T2">anho</text:span><text:span text:style-name="T5">&gt;</text:span></text:p>
      <text:p text:style-name="P1"><text:span text:style-name="T5"><text:tab/><text:tab/>&lt;</text:span><text:span text:style-name="T2">reparto</text:span><text:span text:style-name="T5">&gt;</text:span></text:p>
      <text:p text:style-name="P1"><text:span text:style-name="T5"><text:tab/><text:tab/><text:tab/>&lt;</text:span><text:span text:style-name="T2">actor</text:span><text:span text:style-name="T5">&gt;uno cualquiera&lt;/</text:span><text:span text:style-name="T2">actor</text:span><text:span text:style-name="T5">&gt;</text:span></text:p>
      <text:p text:style-name="P1"><text:span text:style-name="T5"><text:tab/><text:tab/>&lt;/</text:span><text:span text:style-name="T2">reparto</text:span><text:span text:style-name="T5">&gt;</text:span></text:p>
      <text:p text:style-name="P1"><text:span text:style-name="T5"><text:tab/>&lt;/</text:span><text:span text:style-name="T2">peli</text:span><text:span text:style-name="T5">&gt;</text:span></text:p>
      <text:p text:style-name="P1"><text:span text:style-name="T5"><text:tab/><text:tab/></text:span></text:p>
      <text:p text:style-name="P1"><text:span text:style-name="T5"><text:tab/>&lt;</text:span><text:span text:style-name="T2">peli</text:span><text:span text:style-name="T5">&gt;</text:span></text:p>
      <text:p text:style-name="P1"><text:span text:style-name="T5"><text:tab/><text:tab/>&lt;</text:span><text:span text:style-name="T2">titulo</text:span><text:span text:style-name="T5">&gt;Torrente, el brazo tonto de la ley&lt;/</text:span><text:span text:style-name="T2">titulo</text:span><text:span text:style-name="T5">&gt;</text:span></text:p>
      <text:p text:style-name="P1"><text:span text:style-name="T5"><text:tab/><text:tab/>&lt;</text:span><text:span text:style-name="T2">fichero_grafico</text:span><text:span text:style-name="T5">&gt;./foto1.png&lt;/</text:span><text:span text:style-name="T2">fichero_grafico</text:span><text:span text:style-name="T5">&gt;</text:span></text:p>
      <text:p text:style-name="P1"><text:span text:style-name="T5"><text:tab/><text:tab/>&lt;</text:span><text:span text:style-name="T2">anho</text:span><text:span text:style-name="T5">&gt;1998&lt;/</text:span><text:span text:style-name="T2">anho</text:span><text:span text:style-name="T5">&gt;</text:span></text:p>
      <text:p text:style-name="P1"><text:span text:style-name="T5"><text:tab/><text:tab/>&lt;</text:span><text:span text:style-name="T2">reparto</text:span><text:span text:style-name="T5">&gt;</text:span></text:p>
      <text:p text:style-name="P1"><text:span text:style-name="T5"><text:tab/><text:tab/><text:tab/>&lt;</text:span><text:span text:style-name="T2">actor</text:span><text:span text:style-name="T5">&gt;Santiago Segura&lt;/</text:span><text:span text:style-name="T2">actor</text:span><text:span text:style-name="T5">&gt;</text:span></text:p>
      <text:p text:style-name="P1"><text:span text:style-name="T5"><text:tab/><text:tab/>&lt;/</text:span><text:span text:style-name="T2">reparto</text:span><text:span text:style-name="T5">&gt;</text:span></text:p>
      <text:p text:style-name="P1"><text:span text:style-name="T5"><text:tab/>&lt;/</text:span><text:span text:style-name="T2">peli</text:span><text:span text:style-name="T5">&gt;</text:span></text:p>
      <text:p text:style-name="P5"><text:span text:style-name="T7">&lt;/</text:span><text:span text:style-name="T2">pelis</text:span><text:span text:style-name="T7">&gt;</text:span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3"><text:soft-page-break/>Ejercicio 6 xsd:</text:p>
      <text:p text:style-name="P3"/>
      <text:p text:style-name="P5"><text:span text:style-name="T1">&lt;?</text:span><text:span text:style-name="T2">xml</text:span><text:span text:style-name="T4"> version</text:span><text:span text:style-name="T1">=</text:span><text:span text:style-name="T4">"</text:span><text:span text:style-name="T1">1.0</text:span><text:span text:style-name="T4">" encoding</text:span><text:span text:style-name="T1">=</text:span><text:span text:style-name="T4">"</text:span><text:span text:style-name="T1">UTF-8</text:span><text:span text:style-name="T4">"</text:span><text:span text:style-name="T1">?&gt;</text:span></text:p>
      <text:p text:style-name="P1"><text:span text:style-name="T5">&lt;</text:span><text:span text:style-name="T2">xsd:schema</text:span><text:span text:style-name="T5"> </text:span><text:span text:style-name="T4">xmlns:xsd</text:span><text:span text:style-name="T5"> = </text:span><text:span text:style-name="T4">"</text:span><text:span text:style-name="T6">http://www.w3.org/2001/XMLSchema</text:span><text:span text:style-name="T4">"</text:span><text:span text:style-name="T5">&gt;</text:span></text:p>
      <text:p text:style-name="P6"/>
      <text:p text:style-name="P1"><text:span text:style-name="T5"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pelis</text:span><text:span text:style-name="T4">"</text:span><text:span text:style-name="T5">&gt;</text:span></text:p>
      <text:p text:style-name="P1"><text:span text:style-name="T5"><text:tab/>&lt;</text:span><text:span text:style-name="T2">xsd:complexType</text:span><text:span text:style-name="T5">&gt;</text:span></text:p>
      <text:p text:style-name="P1"><text:span text:style-name="T5"><text:tab/><text:tab/>&lt;</text:span><text:span text:style-name="T2">xsd:sequence</text:span><text:span text:style-name="T5">&gt;</text:span></text:p>
      <text:p text:style-name="P1"><text:span text:style-name="T5"><text:tab/><text:tab/><text:tab/>&lt;</text:span><text:span text:style-name="T2">xsd:element</text:span><text:span text:style-name="T5"> </text:span><text:span text:style-name="T4">ref</text:span><text:span text:style-name="T5">=</text:span><text:span text:style-name="T4">"</text:span><text:span text:style-name="T6">peli</text:span><text:span text:style-name="T4">"</text:span><text:span text:style-name="T5"> </text:span><text:span text:style-name="T4">maxOccurs</text:span><text:span text:style-name="T5">=</text:span><text:span text:style-name="T4">"</text:span><text:span text:style-name="T6">unbounded</text:span><text:span text:style-name="T4">"</text:span><text:span text:style-name="T5">/&gt;</text:span></text:p>
      <text:p text:style-name="P1"><text:span text:style-name="T5"><text:tab/><text:tab/>&lt;/</text:span><text:span text:style-name="T2">xsd:sequence</text:span><text:span text:style-name="T5">&gt;</text:span></text:p>
      <text:p text:style-name="P1"><text:span text:style-name="T5"><text:tab/>&lt;/</text:span><text:span text:style-name="T2">xsd:complexType</text:span><text:span text:style-name="T5">&gt;</text:span></text:p>
      <text:p text:style-name="P1"><text:span text:style-name="T5">&lt;/</text:span><text:span text:style-name="T2">xsd:element</text:span><text:span text:style-name="T5">&gt;</text:span></text:p>
      <text:p text:style-name="P6"/>
      <text:p text:style-name="P1"><text:span text:style-name="T5"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peli</text:span><text:span text:style-name="T4">"</text:span><text:span text:style-name="T5">&gt;</text:span></text:p>
      <text:p text:style-name="P1"><text:span text:style-name="T5"><text:tab/>&lt;</text:span><text:span text:style-name="T2">xsd:complexType</text:span><text:span text:style-name="T5">&gt;</text:span></text:p>
      <text:p text:style-name="P1"><text:span text:style-name="T5"><text:tab/><text:tab/>&lt;</text:span><text:span text:style-name="T2">xsd:sequence</text:span><text:span text:style-name="T5">&gt;</text:span></text:p>
      <text:p text:style-name="P1"><text:span text:style-name="T5"><text:tab/><text:tab/><text:tab/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titulo</text:span><text:span text:style-name="T4">"</text:span><text:span text:style-name="T5"> </text:span><text:span text:style-name="T4">type</text:span><text:span text:style-name="T5">=</text:span><text:span text:style-name="T4">"</text:span><text:span text:style-name="T6">xsd:string</text:span><text:span text:style-name="T4">"</text:span><text:span text:style-name="T5">/&gt;</text:span></text:p>
      <text:p text:style-name="P1"><text:span text:style-name="T5"><text:tab/><text:tab/><text:tab/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titulo_original</text:span><text:span text:style-name="T4">"</text:span><text:span text:style-name="T5"> </text:span><text:span text:style-name="T4">type</text:span><text:span text:style-name="T5">=</text:span><text:span text:style-name="T4">"</text:span><text:span text:style-name="T6">xsd:string</text:span><text:span text:style-name="T4">"</text:span><text:span text:style-name="T5"> </text:span><text:span text:style-name="T4">minOccurs</text:span><text:span text:style-name="T5">=</text:span><text:span text:style-name="T4">"</text:span><text:span text:style-name="T6">0</text:span><text:span text:style-name="T4">"</text:span><text:span text:style-name="T5">/&gt;</text:span></text:p>
      <text:p text:style-name="P1"><text:span text:style-name="T5"><text:tab/><text:tab/><text:tab/>&lt;</text:span><text:span text:style-name="T2">xsd:element</text:span><text:span text:style-name="T5"> </text:span><text:span text:style-name="T4">ref</text:span><text:span text:style-name="T5">=</text:span><text:span text:style-name="T4">"</text:span><text:span text:style-name="T6">clasificacion</text:span><text:span text:style-name="T4">"</text:span><text:span text:style-name="T5"> </text:span><text:span text:style-name="T4">minOccurs</text:span><text:span text:style-name="T5">=</text:span><text:span text:style-name="T4">"</text:span><text:span text:style-name="T6">0</text:span><text:span text:style-name="T4">"</text:span><text:span text:style-name="T5">/&gt;</text:span></text:p>
      <text:p text:style-name="P1"><text:span text:style-name="T5"><text:tab/><text:tab/><text:tab/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fichero_grafico</text:span><text:span text:style-name="T4">"</text:span><text:span text:style-name="T5"> </text:span><text:span text:style-name="T4">type</text:span><text:span text:style-name="T5">=</text:span><text:span text:style-name="T4">"</text:span><text:span text:style-name="T6">xsd:string</text:span><text:span text:style-name="T4">"</text:span><text:span text:style-name="T5"> </text:span><text:span text:style-name="T4">minOccurs</text:span><text:span text:style-name="T5">=</text:span><text:span text:style-name="T4">"</text:span><text:span text:style-name="T6">0</text:span><text:span text:style-name="T4">"</text:span><text:span text:style-name="T5">/&gt;</text:span></text:p>
      <text:p text:style-name="P1"><text:span text:style-name="T5"><text:tab/><text:tab/><text:tab/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anho</text:span><text:span text:style-name="T4">"</text:span><text:span text:style-name="T5"> </text:span><text:span text:style-name="T4">type</text:span><text:span text:style-name="T5">=</text:span><text:span text:style-name="T4">"</text:span><text:span text:style-name="T6">xsd:gYear</text:span><text:span text:style-name="T4">"</text:span><text:span text:style-name="T5"> </text:span><text:span text:style-name="T4">default</text:span><text:span text:style-name="T5">=</text:span><text:span text:style-name="T4">"</text:span><text:span text:style-name="T6">2003</text:span><text:span text:style-name="T4">"</text:span><text:span text:style-name="T5">/&gt;</text:span></text:p>
      <text:p text:style-name="P1"><text:span text:style-name="T5"><text:tab/><text:tab/><text:tab/>&lt;</text:span><text:span text:style-name="T2">xsd:element</text:span><text:span text:style-name="T5"> </text:span><text:span text:style-name="T4">ref</text:span><text:span text:style-name="T5">=</text:span><text:span text:style-name="T4">"</text:span><text:span text:style-name="T6">reparto</text:span><text:span text:style-name="T4">"</text:span><text:span text:style-name="T5">/&gt;</text:span></text:p>
      <text:p text:style-name="P1"><text:span text:style-name="T5"><text:tab/><text:tab/>&lt;/</text:span><text:span text:style-name="T2">xsd:sequence</text:span><text:span text:style-name="T5">&gt;</text:span></text:p>
      <text:p text:style-name="P1"><text:span text:style-name="T5"><text:tab/>&lt;/</text:span><text:span text:style-name="T2">xsd:complexType</text:span><text:span text:style-name="T5">&gt;</text:span></text:p>
      <text:p text:style-name="P1"><text:span text:style-name="T5">&lt;/</text:span><text:span text:style-name="T2">xsd:element</text:span><text:span text:style-name="T5">&gt;</text:span></text:p>
      <text:p text:style-name="P6"/>
      <text:p text:style-name="P1"><text:span text:style-name="T5"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clasificacion</text:span><text:span text:style-name="T4">"</text:span><text:span text:style-name="T5">&gt;</text:span></text:p>
      <text:p text:style-name="P1"><text:span text:style-name="T5"><text:tab/>&lt;</text:span><text:span text:style-name="T2">xsd:simpleType</text:span><text:span text:style-name="T5">&gt;</text:span></text:p>
      <text:p text:style-name="P1"><text:span text:style-name="T5"><text:tab/><text:tab/>&lt;</text:span><text:span text:style-name="T2">xsd:restriction</text:span><text:span text:style-name="T5"> </text:span><text:span text:style-name="T4">base</text:span><text:span text:style-name="T5">=</text:span><text:span text:style-name="T4">"</text:span><text:span text:style-name="T6">xsd:positiveInteger</text:span><text:span text:style-name="T4">"</text:span><text:span text:style-name="T5">&gt;</text:span></text:p>
      <text:p text:style-name="P1"><text:span text:style-name="T5"><text:tab/><text:tab/><text:tab/>&lt;</text:span><text:span text:style-name="T2">xsd:enumeration</text:span><text:span text:style-name="T5"> </text:span><text:span text:style-name="T4">value</text:span><text:span text:style-name="T5">=</text:span><text:span text:style-name="T4">"</text:span><text:span text:style-name="T6">8</text:span><text:span text:style-name="T4">"</text:span><text:span text:style-name="T5">/&gt;</text:span></text:p>
      <text:p text:style-name="P1"><text:span text:style-name="T5"><text:tab/><text:tab/><text:tab/>&lt;</text:span><text:span text:style-name="T2">xsd:enumeration</text:span><text:span text:style-name="T5"> </text:span><text:span text:style-name="T4">value</text:span><text:span text:style-name="T5">=</text:span><text:span text:style-name="T4">"</text:span><text:span text:style-name="T6">12</text:span><text:span text:style-name="T4">"</text:span><text:span text:style-name="T5">/&gt;</text:span></text:p>
      <text:p text:style-name="P1"><text:span text:style-name="T5"><text:tab/><text:tab/><text:tab/>&lt;</text:span><text:span text:style-name="T2">xsd:enumeration</text:span><text:span text:style-name="T5"> </text:span><text:span text:style-name="T4">value</text:span><text:span text:style-name="T5">=</text:span><text:span text:style-name="T4">"</text:span><text:span text:style-name="T6">16</text:span><text:span text:style-name="T4">"</text:span><text:span text:style-name="T5">/&gt;</text:span></text:p>
      <text:p text:style-name="P1"><text:span text:style-name="T5"><text:tab/><text:tab/><text:tab/>&lt;</text:span><text:span text:style-name="T2">xsd:enumeration</text:span><text:span text:style-name="T5"> </text:span><text:span text:style-name="T4">value</text:span><text:span text:style-name="T5">=</text:span><text:span text:style-name="T4">"</text:span><text:span text:style-name="T6">18</text:span><text:span text:style-name="T4">"</text:span><text:span text:style-name="T5">/&gt;</text:span></text:p>
      <text:p text:style-name="P1"><text:span text:style-name="T5"><text:tab/><text:tab/>&lt;/</text:span><text:span text:style-name="T2">xsd:restriction</text:span><text:span text:style-name="T5">&gt;</text:span></text:p>
      <text:p text:style-name="P1"><text:span text:style-name="T5"><text:tab/>&lt;/</text:span><text:span text:style-name="T2">xsd:simpleType</text:span><text:span text:style-name="T5">&gt;</text:span></text:p>
      <text:p text:style-name="P1"><text:span text:style-name="T5">&lt;/</text:span><text:span text:style-name="T2">xsd:element</text:span><text:span text:style-name="T5">&gt;</text:span></text:p>
      <text:p text:style-name="P6"/>
      <text:p text:style-name="P1"><text:span text:style-name="T5"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reparto</text:span><text:span text:style-name="T4">"</text:span><text:span text:style-name="T5">&gt;</text:span></text:p>
      <text:p text:style-name="P1"><text:span text:style-name="T5"><text:tab/>&lt;</text:span><text:span text:style-name="T2">xsd:complexType</text:span><text:span text:style-name="T5">&gt;</text:span></text:p>
      <text:p text:style-name="P1"><text:span text:style-name="T5"><text:tab/><text:tab/>&lt;</text:span><text:span text:style-name="T2">xsd:sequence</text:span><text:span text:style-name="T5">&gt;</text:span></text:p>
      <text:p text:style-name="P1"><text:soft-page-break/><text:span text:style-name="T5"><text:tab/><text:tab/><text:tab/>&lt;</text:span><text:span text:style-name="T2">xsd:element</text:span><text:span text:style-name="T5"> </text:span><text:span text:style-name="T4">name</text:span><text:span text:style-name="T5">=</text:span><text:span text:style-name="T4">"</text:span><text:span text:style-name="T6">actor</text:span><text:span text:style-name="T4">"</text:span><text:span text:style-name="T5"> </text:span><text:span text:style-name="T4">type</text:span><text:span text:style-name="T5">=</text:span><text:span text:style-name="T4">"</text:span><text:span text:style-name="T6">xsd:string</text:span><text:span text:style-name="T4">"</text:span><text:span text:style-name="T5"> </text:span><text:span text:style-name="T4">maxOccurs</text:span><text:span text:style-name="T5">=</text:span><text:span text:style-name="T4">"</text:span><text:span text:style-name="T6">unbounded</text:span><text:span text:style-name="T4">"</text:span><text:span text:style-name="T5">/&gt;</text:span></text:p>
      <text:p text:style-name="P1"><text:span text:style-name="T5"><text:tab/><text:tab/>&lt;/</text:span><text:span text:style-name="T2">xsd:sequence</text:span><text:span text:style-name="T5">&gt;</text:span></text:p>
      <text:p text:style-name="P1"><text:span text:style-name="T5"><text:tab/>&lt;/</text:span><text:span text:style-name="T2">xsd:complexType</text:span><text:span text:style-name="T5">&gt;</text:span></text:p>
      <text:p text:style-name="P1"><text:span text:style-name="T5">&lt;/</text:span><text:span text:style-name="T2">xsd:element</text:span><text:span text:style-name="T5">&gt;</text:span></text:p>
      <text:p text:style-name="P6"/>
      <text:p text:style-name="P5"><text:span text:style-name="T7">&lt;/</text:span><text:span text:style-name="T2">xsd:schema</text:span><text:span text:style-name="T7">&gt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2-03-04T19:21:26.554000000</dc:date>
    <meta:editing-duration>PT41S</meta:editing-duration>
    <meta:editing-cycles>3</meta:editing-cycles>
    <meta:document-statistic meta:table-count="0" meta:image-count="0" meta:object-count="0" meta:page-count="14" meta:paragraph-count="452" meta:word-count="756" meta:character-count="11571" meta:non-whitespace-character-count="10436"/>
  </office:meta>
</office:document-meta>
</file>